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RP</text:p>
          </table:table-cell>
          <table:table-cell table:style-name="ce2"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227946" calcext:value-type="float">
            <text:p>0.00000227946</text:p>
          </table:table-cell>
          <table:table-cell table:formula="of:=SQRT([.A2])" office:value-type="float" office:value="0.790569415042095" calcext:value-type="float">
            <text:p>0.790569415042095</text:p>
          </table:table-cell>
          <table:table-cell table:formula="of:=[.B2]^(1-[.$C2])" office:value-type="float" office:value="0.0658199351734703" calcext:value-type="float">
            <text:p>0.0658199351734703</text:p>
          </table:table-cell>
          <table:table-cell table:formula="of:=-[.$A2]^6+(1/4)*[.$A2]^5-3*[.$A2]^4+4*[.$A2]^3-3*[.$A2]^2+(7/8)*[.$A2]" office:value-type="float" office:value="-0.0227546691894531" calcext:value-type="float">
            <text:p>-0.0227546691894531</text:p>
          </table:table-cell>
          <table:table-cell table:formula="of:=[.D2]+[.E2]" office:value-type="float" office:value="0.0430652659840172" calcext:value-type="float">
            <text:p>0.0430652659840172</text:p>
          </table:table-cell>
          <table:table-cell table:formula="of:=IF([.F2]&gt;0;IF([.F2]&gt;1; 1; [.F2]^(1/(1-[.$C2])));0)" office:value-type="float" office:value="0.00000030071806830057" calcext:value-type="float">
            <text:p>3.00718068300565E-07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20867" calcext:value-type="float">
            <text:p>0.0120867</text:p>
          </table:table-cell>
          <table:table-cell table:formula="of:=SQRT([.A3])" office:value-type="float" office:value="0.707106781186548" calcext:value-type="float">
            <text:p>0.707106781186548</text:p>
          </table:table-cell>
          <table:table-cell table:formula="of:=[.B3]^(1-[.$C3])" office:value-type="float" office:value="0.274360093432271" calcext:value-type="float">
            <text:p>0.274360093432271</text:p>
          </table:table-cell>
          <table:table-cell table:formula="of:=-[.$A3]^6+(1/4)*[.$A3]^5-3*[.$A3]^4+4*[.$A3]^3-3*[.$A3]^2+(7/8)*[.$A3]" office:value-type="float" office:value="0.0234375" calcext:value-type="float">
            <text:p>0.0234375</text:p>
          </table:table-cell>
          <table:table-cell table:formula="of:=[.D3]+[.E3]" office:value-type="float" office:value="0.297797593432271" calcext:value-type="float">
            <text:p>0.297797593432271</text:p>
          </table:table-cell>
          <table:table-cell table:formula="of:=IF([.F3]&gt;0;IF([.F3]&gt;1; 1; [.F3]^(1/(1-[.$C3])));0)" office:value-type="float" office:value="0.0159902248552413" calcext:value-type="float">
            <text:p>0.0159902248552413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525832" calcext:value-type="float">
            <text:p>0.000525832</text:p>
          </table:table-cell>
          <table:table-cell table:formula="of:=SQRT([.A4])" office:value-type="float" office:value="0.707106781186548" calcext:value-type="float">
            <text:p>0.707106781186548</text:p>
          </table:table-cell>
          <table:table-cell table:formula="of:=[.B4]^(1-[.$C4])" office:value-type="float" office:value="0.109536365435617" calcext:value-type="float">
            <text:p>0.109536365435617</text:p>
          </table:table-cell>
          <table:table-cell table:formula="of:=-[.$A4]^6+(1/4)*[.$A4]^5-3*[.$A4]^4+4*[.$A4]^3-3*[.$A4]^2+(7/8)*[.$A4]" office:value-type="float" office:value="0.0234375" calcext:value-type="float">
            <text:p>0.0234375</text:p>
          </table:table-cell>
          <table:table-cell table:formula="of:=[.D4]+[.E4]" office:value-type="float" office:value="0.132973865435617" calcext:value-type="float">
            <text:p>0.132973865435617</text:p>
          </table:table-cell>
          <table:table-cell table:formula="of:=IF([.F4]&gt;0;IF([.F4]&gt;1; 1; [.F4]^(1/(1-[.$C4])));0)" office:value-type="float" office:value="0.00101941494326512" calcext:value-type="float">
            <text:p>0.00101941494326512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154345" calcext:value-type="float">
            <text:p>0.0154345</text:p>
          </table:table-cell>
          <table:table-cell table:formula="of:=SQRT([.A5])" office:value-type="float" office:value="0.806225774829855" calcext:value-type="float">
            <text:p>0.806225774829855</text:p>
          </table:table-cell>
          <table:table-cell table:formula="of:=[.B5]^(1-[.$C5])" office:value-type="float" office:value="0.445632185983369" calcext:value-type="float">
            <text:p>0.445632185983369</text:p>
          </table:table-cell>
          <table:table-cell table:formula="of:=-[.$A5]^6+(1/4)*[.$A5]^5-3*[.$A5]^4+4*[.$A5]^3-3*[.$A5]^2+(7/8)*[.$A5]" office:value-type="float" office:value="-0.0313425937500001" calcext:value-type="float">
            <text:p>-0.0313425937500001</text:p>
          </table:table-cell>
          <table:table-cell table:formula="of:=[.D5]+[.E5]" office:value-type="float" office:value="0.414289592233369" calcext:value-type="float">
            <text:p>0.414289592233369</text:p>
          </table:table-cell>
          <table:table-cell table:formula="of:=IF([.F5]&gt;0;IF([.F5]&gt;1; 1; [.F5]^(1/(1-[.$C5])));0)" office:value-type="float" office:value="0.010593559084765" calcext:value-type="float">
            <text:p>0.010593559084765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02118" calcext:value-type="float">
            <text:p>0.0000000102118</text:p>
          </table:table-cell>
          <table:table-cell table:formula="of:=SQRT([.A6])" office:value-type="float" office:value="0.790569415042095" calcext:value-type="float">
            <text:p>0.790569415042095</text:p>
          </table:table-cell>
          <table:table-cell table:formula="of:=[.B6]^(1-[.$C6])" office:value-type="float" office:value="0.0212061398153036" calcext:value-type="float">
            <text:p>0.0212061398153036</text:p>
          </table:table-cell>
          <table:table-cell table:formula="of:=-[.$A6]^6+(1/4)*[.$A6]^5-3*[.$A6]^4+4*[.$A6]^3-3*[.$A6]^2+(7/8)*[.$A6]" office:value-type="float" office:value="-0.0227546691894531" calcext:value-type="float">
            <text:p>-0.0227546691894531</text:p>
          </table:table-cell>
          <table:table-cell table:formula="of:=[.D6]+[.E6]" office:value-type="float" office:value="-0.0015485293741495" calcext:value-type="float">
            <text:p>-0.0015485293741495</text:p>
          </table:table-cell>
          <table:table-cell table:formula="of:=IF([.F6]&gt;0;IF([.F6]&gt;1; 1; [.F6]^(1/(1-[.$C6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941192" calcext:value-type="float">
            <text:p>0.0000941192</text:p>
          </table:table-cell>
          <table:table-cell table:formula="of:=SQRT([.A7])" office:value-type="float" office:value="0.790569415042095" calcext:value-type="float">
            <text:p>0.790569415042095</text:p>
          </table:table-cell>
          <table:table-cell table:formula="of:=[.B7]^(1-[.$C7])" office:value-type="float" office:value="0.143471314000938" calcext:value-type="float">
            <text:p>0.143471314000938</text:p>
          </table:table-cell>
          <table:table-cell table:formula="of:=-[.$A7]^6+(1/4)*[.$A7]^5-3*[.$A7]^4+4*[.$A7]^3-3*[.$A7]^2+(7/8)*[.$A7]" office:value-type="float" office:value="-0.0227546691894531" calcext:value-type="float">
            <text:p>-0.0227546691894531</text:p>
          </table:table-cell>
          <table:table-cell table:formula="of:=[.D7]+[.E7]" office:value-type="float" office:value="0.120716644811485" calcext:value-type="float">
            <text:p>0.120716644811485</text:p>
          </table:table-cell>
          <table:table-cell table:formula="of:=IF([.F7]&gt;0;IF([.F7]&gt;1; 1; [.F7]^(1/(1-[.$C7])));0)" office:value-type="float" office:value="0.000041264280529832" calcext:value-type="float">
            <text:p>4.1264280529832E-05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00222706" calcext:value-type="float">
            <text:p>2.22706E-14</text:p>
          </table:table-cell>
          <table:table-cell table:formula="of:=SQRT([.A8])" office:value-type="float" office:value="0.790569415042095" calcext:value-type="float">
            <text:p>0.790569415042095</text:p>
          </table:table-cell>
          <table:table-cell table:formula="of:=[.B8]^(1-[.$C8])" office:value-type="float" office:value="0.00138292143933808" calcext:value-type="float">
            <text:p>0.00138292143933808</text:p>
          </table:table-cell>
          <table:table-cell table:formula="of:=-[.$A8]^6+(1/4)*[.$A8]^5-3*[.$A8]^4+4*[.$A8]^3-3*[.$A8]^2+(7/8)*[.$A8]" office:value-type="float" office:value="-0.0227546691894531" calcext:value-type="float">
            <text:p>-0.0227546691894531</text:p>
          </table:table-cell>
          <table:table-cell table:formula="of:=[.D8]+[.E8]" office:value-type="float" office:value="-0.021371747750115" calcext:value-type="float">
            <text:p>-0.021371747750115</text:p>
          </table:table-cell>
          <table:table-cell table:formula="of:=IF([.F8]&gt;0;IF([.F8]&gt;1; 1; [.F8]^(1/(1-[.$C8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359371" calcext:value-type="float">
            <text:p>0.00000000359371</text:p>
          </table:table-cell>
          <table:table-cell table:formula="of:=SQRT([.A9])" office:value-type="float" office:value="0.790569415042095" calcext:value-type="float">
            <text:p>0.790569415042095</text:p>
          </table:table-cell>
          <table:table-cell table:formula="of:=[.B9]^(1-[.$C9])" office:value-type="float" office:value="0.0170401116778061" calcext:value-type="float">
            <text:p>0.0170401116778061</text:p>
          </table:table-cell>
          <table:table-cell table:formula="of:=-[.$A9]^6+(1/4)*[.$A9]^5-3*[.$A9]^4+4*[.$A9]^3-3*[.$A9]^2+(7/8)*[.$A9]" office:value-type="float" office:value="-0.0227546691894531" calcext:value-type="float">
            <text:p>-0.0227546691894531</text:p>
          </table:table-cell>
          <table:table-cell table:formula="of:=[.D9]+[.E9]" office:value-type="float" office:value="-0.00571455751164706" calcext:value-type="float">
            <text:p>-0.00571455751164706</text:p>
          </table:table-cell>
          <table:table-cell table:formula="of:=IF([.F9]&gt;0;IF([.F9]&gt;1; 1; [.F9]^(1/(1-[.$C9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411175" calcext:value-type="float">
            <text:p>0.0411175</text:p>
          </table:table-cell>
          <table:table-cell table:formula="of:=SQRT([.A10])" office:value-type="float" office:value="0.724568837309472" calcext:value-type="float">
            <text:p>0.724568837309472</text:p>
          </table:table-cell>
          <table:table-cell table:formula="of:=[.B10]^(1-[.$C10])" office:value-type="float" office:value="0.415202311679616" calcext:value-type="float">
            <text:p>0.415202311679616</text:p>
          </table:table-cell>
          <table:table-cell table:formula="of:=-[.$A10]^6+(1/4)*[.$A10]^5-3*[.$A10]^4+4*[.$A10]^3-3*[.$A10]^2+(7/8)*[.$A10]" office:value-type="float" office:value="0.0143150222167969" calcext:value-type="float">
            <text:p>0.0143150222167969</text:p>
          </table:table-cell>
          <table:table-cell table:formula="of:=[.D10]+[.E10]" office:value-type="float" office:value="0.429517333896413" calcext:value-type="float">
            <text:p>0.429517333896413</text:p>
          </table:table-cell>
          <table:table-cell table:formula="of:=IF([.F10]&gt;0;IF([.F10]&gt;1; 1; [.F10]^(1/(1-[.$C10])));0)" office:value-type="float" office:value="0.046502207195515" calcext:value-type="float">
            <text:p>0.046502207195515</text:p>
          </table:table-cell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358" calcext:value-type="float">
            <text:p>0.00000358</text:p>
          </table:table-cell>
          <table:table-cell table:formula="of:=SQRT([.A11])" office:value-type="float" office:value="0.836660026534076" calcext:value-type="float">
            <text:p>0.836660026534076</text:p>
          </table:table-cell>
          <table:table-cell table:formula="of:=[.B11]^(1-[.$C11])" office:value-type="float" office:value="0.128952984540705" calcext:value-type="float">
            <text:p>0.128952984540705</text:p>
          </table:table-cell>
          <table:table-cell table:formula="of:=-[.$A11]^6+(1/4)*[.$A11]^5-3*[.$A11]^4+4*[.$A11]^3-3*[.$A11]^2+(7/8)*[.$A11]" office:value-type="float" office:value="-0.0461335000000001" calcext:value-type="float">
            <text:p>-0.0461335000000001</text:p>
          </table:table-cell>
          <table:table-cell table:formula="of:=[.D11]+[.E11]" office:value-type="float" office:value="0.0828194845407045" calcext:value-type="float">
            <text:p>0.0828194845407045</text:p>
          </table:table-cell>
          <table:table-cell table:formula="of:=IF([.F11]&gt;0;IF([.F11]&gt;1; 1; [.F11]^(1/(1-[.$C11])));0)" office:value-type="float" office:value="0.00000023800760691945" calcext:value-type="float">
            <text:p>2.38007606919453E-07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518087" calcext:value-type="float">
            <text:p>0.00518087</text:p>
          </table:table-cell>
          <table:table-cell table:formula="of:=SQRT([.A12])" office:value-type="float" office:value="0.707106781186548" calcext:value-type="float">
            <text:p>0.707106781186548</text:p>
          </table:table-cell>
          <table:table-cell table:formula="of:=[.B12]^(1-[.$C12])" office:value-type="float" office:value="0.214074061335633" calcext:value-type="float">
            <text:p>0.214074061335633</text:p>
          </table:table-cell>
          <table:table-cell table:formula="of:=-[.$A12]^6+(1/4)*[.$A12]^5-3*[.$A12]^4+4*[.$A12]^3-3*[.$A12]^2+(7/8)*[.$A12]" office:value-type="float" office:value="0.0234375" calcext:value-type="float">
            <text:p>0.0234375</text:p>
          </table:table-cell>
          <table:table-cell table:formula="of:=[.D12]+[.E12]" office:value-type="float" office:value="0.237511561335633" calcext:value-type="float">
            <text:p>0.237511561335633</text:p>
          </table:table-cell>
          <table:table-cell table:formula="of:=IF([.F12]&gt;0;IF([.F12]&gt;1; 1; [.F12]^(1/(1-[.$C12])));0)" office:value-type="float" office:value="0.00738676736790124" calcext:value-type="float">
            <text:p>0.00738676736790124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417757" calcext:value-type="float">
            <text:p>0.00417757</text:p>
          </table:table-cell>
          <table:table-cell table:formula="of:=SQRT([.A13])" office:value-type="float" office:value="0.707106781186548" calcext:value-type="float">
            <text:p>0.707106781186548</text:p>
          </table:table-cell>
          <table:table-cell table:formula="of:=[.B13]^(1-[.$C13])" office:value-type="float" office:value="0.200994741389838" calcext:value-type="float">
            <text:p>0.200994741389838</text:p>
          </table:table-cell>
          <table:table-cell table:formula="of:=-[.$A13]^6+(1/4)*[.$A13]^5-3*[.$A13]^4+4*[.$A13]^3-3*[.$A13]^2+(7/8)*[.$A13]" office:value-type="float" office:value="0.0234375" calcext:value-type="float">
            <text:p>0.0234375</text:p>
          </table:table-cell>
          <table:table-cell table:formula="of:=[.D13]+[.E13]" office:value-type="float" office:value="0.224432241389838" calcext:value-type="float">
            <text:p>0.224432241389838</text:p>
          </table:table-cell>
          <table:table-cell table:formula="of:=IF([.F13]&gt;0;IF([.F13]&gt;1; 1; [.F13]^(1/(1-[.$C13])));0)" office:value-type="float" office:value="0.00608788512080897" calcext:value-type="float">
            <text:p>0.00608788512080897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512915" calcext:value-type="float">
            <text:p>5.12915E-11</text:p>
          </table:table-cell>
          <table:table-cell table:formula="of:=SQRT([.A14])" office:value-type="float" office:value="0.774596669241483" calcext:value-type="float">
            <text:p>0.774596669241483</text:p>
          </table:table-cell>
          <table:table-cell table:formula="of:=[.B14]^(1-[.$C14])" office:value-type="float" office:value="0.00479302793094481" calcext:value-type="float">
            <text:p>0.00479302793094481</text:p>
          </table:table-cell>
          <table:table-cell table:formula="of:=-[.$A14]^6+(1/4)*[.$A14]^5-3*[.$A14]^4+4*[.$A14]^3-3*[.$A14]^2+(7/8)*[.$A14]" office:value-type="float" office:value="-0.0137040000000002" calcext:value-type="float">
            <text:p>-0.0137040000000002</text:p>
          </table:table-cell>
          <table:table-cell table:formula="of:=[.D14]+[.E14]" office:value-type="float" office:value="-0.00891097206905535" calcext:value-type="float">
            <text:p>-0.00891097206905535</text:p>
          </table:table-cell>
          <table:table-cell table:formula="of:=IF([.F14]&gt;0;IF([.F14]&gt;1; 1; [.F14]^(1/(1-[.$C14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326692" calcext:value-type="float">
            <text:p>0.00326692</text:p>
          </table:table-cell>
          <table:table-cell table:formula="of:=SQRT([.A15])" office:value-type="float" office:value="0.724568837309472" calcext:value-type="float">
            <text:p>0.724568837309472</text:p>
          </table:table-cell>
          <table:table-cell table:formula="of:=[.B15]^(1-[.$C15])" office:value-type="float" office:value="0.206688482488321" calcext:value-type="float">
            <text:p>0.206688482488321</text:p>
          </table:table-cell>
          <table:table-cell table:formula="of:=-[.$A15]^6+(1/4)*[.$A15]^5-3*[.$A15]^4+4*[.$A15]^3-3*[.$A15]^2+(7/8)*[.$A15]" office:value-type="float" office:value="0.0143150222167969" calcext:value-type="float">
            <text:p>0.0143150222167969</text:p>
          </table:table-cell>
          <table:table-cell table:formula="of:=[.D15]+[.E15]" office:value-type="float" office:value="0.221003504705118" calcext:value-type="float">
            <text:p>0.221003504705118</text:p>
          </table:table-cell>
          <table:table-cell table:formula="of:=IF([.F15]&gt;0;IF([.F15]&gt;1; 1; [.F15]^(1/(1-[.$C15])));0)" office:value-type="float" office:value="0.00416609233023869" calcext:value-type="float">
            <text:p>0.00416609233023869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899878" calcext:value-type="float">
            <text:p>0.00000899878</text:p>
          </table:table-cell>
          <table:table-cell table:formula="of:=SQRT([.A16])" office:value-type="float" office:value="0.741619848709566" calcext:value-type="float">
            <text:p>0.741619848709566</text:p>
          </table:table-cell>
          <table:table-cell table:formula="of:=[.B16]^(1-[.$C16])" office:value-type="float" office:value="0.0496891084063479" calcext:value-type="float">
            <text:p>0.0496891084063479</text:p>
          </table:table-cell>
          <table:table-cell table:formula="of:=-[.$A16]^6+(1/4)*[.$A16]^5-3*[.$A16]^4+4*[.$A16]^3-3*[.$A16]^2+(7/8)*[.$A16]" office:value-type="float" office:value="0.004994" calcext:value-type="float">
            <text:p>0.004994</text:p>
          </table:table-cell>
          <table:table-cell table:formula="of:=[.D16]+[.E16]" office:value-type="float" office:value="0.0546831084063479" calcext:value-type="float">
            <text:p>0.0546831084063479</text:p>
          </table:table-cell>
          <table:table-cell table:formula="of:=IF([.F16]&gt;0;IF([.F16]&gt;1; 1; [.F16]^(1/(1-[.$C16])));0)" office:value-type="float" office:value="0.0000130363409742314" calcext:value-type="float">
            <text:p>1.30363409742314E-05</text:p>
          </table:table-cell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458321" calcext:value-type="float">
            <text:p>0.000000458321</text:p>
          </table:table-cell>
          <table:table-cell table:formula="of:=SQRT([.A17])" office:value-type="float" office:value="0.821583836257749" calcext:value-type="float">
            <text:p>0.821583836257749</text:p>
          </table:table-cell>
          <table:table-cell table:formula="of:=[.B17]^(1-[.$C17])" office:value-type="float" office:value="0.0739690814062825" calcext:value-type="float">
            <text:p>0.0739690814062825</text:p>
          </table:table-cell>
          <table:table-cell table:formula="of:=-[.$A17]^6+(1/4)*[.$A17]^5-3*[.$A17]^4+4*[.$A17]^3-3*[.$A17]^2+(7/8)*[.$A17]" office:value-type="float" office:value="-0.0392283303222658" calcext:value-type="float">
            <text:p>-0.0392283303222658</text:p>
          </table:table-cell>
          <table:table-cell table:formula="of:=[.D17]+[.E17]" office:value-type="float" office:value="0.0347407510840167" calcext:value-type="float">
            <text:p>0.0347407510840167</text:p>
          </table:table-cell>
          <table:table-cell table:formula="of:=IF([.F17]&gt;0;IF([.F17]&gt;1; 1; [.F17]^(1/(1-[.$C17])));0)" office:value-type="float" office:value="0.00000000663114538358" calcext:value-type="float">
            <text:p>6.63114538357905E-09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264931" calcext:value-type="float">
            <text:p>0.000000264931</text:p>
          </table:table-cell>
          <table:table-cell table:formula="of:=SQRT([.A18])" office:value-type="float" office:value="0.707106781186548" calcext:value-type="float">
            <text:p>0.707106781186548</text:p>
          </table:table-cell>
          <table:table-cell table:formula="of:=[.B18]^(1-[.$C18])" office:value-type="float" office:value="0.0118489588127944" calcext:value-type="float">
            <text:p>0.0118489588127944</text:p>
          </table:table-cell>
          <table:table-cell table:formula="of:=-[.$A18]^6+(1/4)*[.$A18]^5-3*[.$A18]^4+4*[.$A18]^3-3*[.$A18]^2+(7/8)*[.$A18]" office:value-type="float" office:value="0.0234375" calcext:value-type="float">
            <text:p>0.0234375</text:p>
          </table:table-cell>
          <table:table-cell table:formula="of:=[.D18]+[.E18]" office:value-type="float" office:value="0.0352864588127944" calcext:value-type="float">
            <text:p>0.0352864588127944</text:p>
          </table:table-cell>
          <table:table-cell table:formula="of:=IF([.F18]&gt;0;IF([.F18]&gt;1; 1; [.F18]^(1/(1-[.$C18])));0)" office:value-type="float" office:value="0.000010995723177417" calcext:value-type="float">
            <text:p>1.0995723177417E-05</text:p>
          </table:table-cell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907831" calcext:value-type="float">
            <text:p>9.07831E-10</text:p>
          </table:table-cell>
          <table:table-cell table:formula="of:=SQRT([.A19])" office:value-type="float" office:value="0.85146931829632" calcext:value-type="float">
            <text:p>0.85146931829632</text:p>
          </table:table-cell>
          <table:table-cell table:formula="of:=[.B19]^(1-[.$C19])" office:value-type="float" office:value="0.045392731797622" calcext:value-type="float">
            <text:p>0.045392731797622</text:p>
          </table:table-cell>
          <table:table-cell table:formula="of:=-[.$A19]^6+(1/4)*[.$A19]^5-3*[.$A19]^4+4*[.$A19]^3-3*[.$A19]^2+(7/8)*[.$A19]" office:value-type="float" office:value="-0.0517358371582032" calcext:value-type="float">
            <text:p>-0.0517358371582032</text:p>
          </table:table-cell>
          <table:table-cell table:formula="of:=[.D19]+[.E19]" office:value-type="float" office:value="-0.00634310536058121" calcext:value-type="float">
            <text:p>-0.00634310536058121</text:p>
          </table:table-cell>
          <table:table-cell table:formula="of:=IF([.F19]&gt;0;IF([.F19]&gt;1; 1; [.F19]^(1/(1-[.$C19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69742" calcext:value-type="float">
            <text:p>0.000269742</text:p>
          </table:table-cell>
          <table:table-cell table:formula="of:=SQRT([.A20])" office:value-type="float" office:value="0.774596669241483" calcext:value-type="float">
            <text:p>0.774596669241483</text:p>
          </table:table-cell>
          <table:table-cell table:formula="of:=[.B20]^(1-[.$C20])" office:value-type="float" office:value="0.156864229547861" calcext:value-type="float">
            <text:p>0.156864229547861</text:p>
          </table:table-cell>
          <table:table-cell table:formula="of:=-[.$A20]^6+(1/4)*[.$A20]^5-3*[.$A20]^4+4*[.$A20]^3-3*[.$A20]^2+(7/8)*[.$A20]" office:value-type="float" office:value="-0.0137040000000002" calcext:value-type="float">
            <text:p>-0.0137040000000002</text:p>
          </table:table-cell>
          <table:table-cell table:formula="of:=[.D20]+[.E20]" office:value-type="float" office:value="0.14316022954786" calcext:value-type="float">
            <text:p>0.14316022954786</text:p>
          </table:table-cell>
          <table:table-cell table:formula="of:=IF([.F20]&gt;0;IF([.F20]&gt;1; 1; [.F20]^(1/(1-[.$C20])));0)" office:value-type="float" office:value="0.000179809670513482" calcext:value-type="float">
            <text:p>0.000179809670513482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607341" calcext:value-type="float">
            <text:p>6.07341E-11</text:p>
          </table:table-cell>
          <table:table-cell table:formula="of:=SQRT([.A21])" office:value-type="float" office:value="0.806225774829855" calcext:value-type="float">
            <text:p>0.806225774829855</text:p>
          </table:table-cell>
          <table:table-cell table:formula="of:=[.B21]^(1-[.$C21])" office:value-type="float" office:value="0.0104783419766287" calcext:value-type="float">
            <text:p>0.0104783419766287</text:p>
          </table:table-cell>
          <table:table-cell table:formula="of:=-[.$A21]^6+(1/4)*[.$A21]^5-3*[.$A21]^4+4*[.$A21]^3-3*[.$A21]^2+(7/8)*[.$A21]" office:value-type="float" office:value="-0.0313425937500001" calcext:value-type="float">
            <text:p>-0.0313425937500001</text:p>
          </table:table-cell>
          <table:table-cell table:formula="of:=[.D21]+[.E21]" office:value-type="float" office:value="-0.0208642517733715" calcext:value-type="float">
            <text:p>-0.0208642517733715</text:p>
          </table:table-cell>
          <table:table-cell table:formula="of:=IF([.F21]&gt;0;IF([.F21]&gt;1; 1; [.F21]^(1/(1-[.$C21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0635918" calcext:value-type="float">
            <text:p>0.0000635918</text:p>
          </table:table-cell>
          <table:table-cell table:formula="of:=SQRT([.A22])" office:value-type="float" office:value="0.689202437604511" calcext:value-type="float">
            <text:p>0.689202437604511</text:p>
          </table:table-cell>
          <table:table-cell table:formula="of:=[.B22]^(1-[.$C22])" office:value-type="float" office:value="0.0496257744288465" calcext:value-type="float">
            <text:p>0.0496257744288465</text:p>
          </table:table-cell>
          <table:table-cell table:formula="of:=-[.$A22]^6+(1/4)*[.$A22]^5-3*[.$A22]^4+4*[.$A22]^3-3*[.$A22]^2+(7/8)*[.$A22]" office:value-type="float" office:value="0.0322485524902343" calcext:value-type="float">
            <text:p>0.0322485524902343</text:p>
          </table:table-cell>
          <table:table-cell table:formula="of:=[.D22]+[.E22]" office:value-type="float" office:value="0.0818743269190808" calcext:value-type="float">
            <text:p>0.0818743269190808</text:p>
          </table:table-cell>
          <table:table-cell table:formula="of:=IF([.F22]&gt;0;IF([.F22]&gt;1; 1; [.F22]^(1/(1-[.$C22])));0)" office:value-type="float" office:value="0.000318435837604127" calcext:value-type="float">
            <text:p>0.000318435837604127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12493" calcext:value-type="float">
            <text:p>0.00000012493</text:p>
          </table:table-cell>
          <table:table-cell table:formula="of:=SQRT([.A23])" office:value-type="float" office:value="0.790569415042095" calcext:value-type="float">
            <text:p>0.790569415042095</text:p>
          </table:table-cell>
          <table:table-cell table:formula="of:=[.B23]^(1-[.$C23])" office:value-type="float" office:value="0.0358286856930108" calcext:value-type="float">
            <text:p>0.0358286856930108</text:p>
          </table:table-cell>
          <table:table-cell table:formula="of:=-[.$A23]^6+(1/4)*[.$A23]^5-3*[.$A23]^4+4*[.$A23]^3-3*[.$A23]^2+(7/8)*[.$A23]" office:value-type="float" office:value="-0.0227546691894531" calcext:value-type="float">
            <text:p>-0.0227546691894531</text:p>
          </table:table-cell>
          <table:table-cell table:formula="of:=[.D23]+[.E23]" office:value-type="float" office:value="0.0130740165035576" calcext:value-type="float">
            <text:p>0.0130740165035576</text:p>
          </table:table-cell>
          <table:table-cell table:formula="of:=IF([.F23]&gt;0;IF([.F23]&gt;1; 1; [.F23]^(1/(1-[.$C23])));0)" office:value-type="float" office:value="0.00000000101422032821" calcext:value-type="float">
            <text:p>1.01422032821406E-09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617732" calcext:value-type="float">
            <text:p>0.000617732</text:p>
          </table:table-cell>
          <table:table-cell table:formula="of:=SQRT([.A24])" office:value-type="float" office:value="0.741619848709566" calcext:value-type="float">
            <text:p>0.741619848709566</text:p>
          </table:table-cell>
          <table:table-cell table:formula="of:=[.B24]^(1-[.$C24])" office:value-type="float" office:value="0.148185750551167" calcext:value-type="float">
            <text:p>0.148185750551167</text:p>
          </table:table-cell>
          <table:table-cell table:formula="of:=-[.$A24]^6+(1/4)*[.$A24]^5-3*[.$A24]^4+4*[.$A24]^3-3*[.$A24]^2+(7/8)*[.$A24]" office:value-type="float" office:value="0.004994" calcext:value-type="float">
            <text:p>0.004994</text:p>
          </table:table-cell>
          <table:table-cell table:formula="of:=[.D24]+[.E24]" office:value-type="float" office:value="0.153179750551167" calcext:value-type="float">
            <text:p>0.153179750551167</text:p>
          </table:table-cell>
          <table:table-cell table:formula="of:=IF([.F24]&gt;0;IF([.F24]&gt;1; 1; [.F24]^(1/(1-[.$C24])));0)" office:value-type="float" office:value="0.000702283151834536" calcext:value-type="float">
            <text:p>0.000702283151834536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699459" calcext:value-type="float">
            <text:p>6.99459E-10</text:p>
          </table:table-cell>
          <table:table-cell table:formula="of:=SQRT([.A25])" office:value-type="float" office:value="0.774596669241483" calcext:value-type="float">
            <text:p>0.774596669241483</text:p>
          </table:table-cell>
          <table:table-cell table:formula="of:=[.B25]^(1-[.$C25])" office:value-type="float" office:value="0.00863731821499787" calcext:value-type="float">
            <text:p>0.00863731821499787</text:p>
          </table:table-cell>
          <table:table-cell table:formula="of:=-[.$A25]^6+(1/4)*[.$A25]^5-3*[.$A25]^4+4*[.$A25]^3-3*[.$A25]^2+(7/8)*[.$A25]" office:value-type="float" office:value="-0.0137040000000002" calcext:value-type="float">
            <text:p>-0.0137040000000002</text:p>
          </table:table-cell>
          <table:table-cell table:formula="of:=[.D25]+[.E25]" office:value-type="float" office:value="-0.00506668178500229" calcext:value-type="float">
            <text:p>-0.00506668178500229</text:p>
          </table:table-cell>
          <table:table-cell table:formula="of:=IF([.F25]&gt;0;IF([.F25]&gt;1; 1; [.F25]^(1/(1-[.$C25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128352" calcext:value-type="float">
            <text:p>0.0000128352</text:p>
          </table:table-cell>
          <table:table-cell table:formula="of:=SQRT([.A26])" office:value-type="float" office:value="0.741619848709566" calcext:value-type="float">
            <text:p>0.741619848709566</text:p>
          </table:table-cell>
          <table:table-cell table:formula="of:=[.B26]^(1-[.$C26])" office:value-type="float" office:value="0.0544638495207417" calcext:value-type="float">
            <text:p>0.0544638495207417</text:p>
          </table:table-cell>
          <table:table-cell table:formula="of:=-[.$A26]^6+(1/4)*[.$A26]^5-3*[.$A26]^4+4*[.$A26]^3-3*[.$A26]^2+(7/8)*[.$A26]" office:value-type="float" office:value="0.004994" calcext:value-type="float">
            <text:p>0.004994</text:p>
          </table:table-cell>
          <table:table-cell table:formula="of:=[.D26]+[.E26]" office:value-type="float" office:value="0.0594578495207417" calcext:value-type="float">
            <text:p>0.0594578495207417</text:p>
          </table:table-cell>
          <table:table-cell table:formula="of:=IF([.F26]&gt;0;IF([.F26]&gt;1; 1; [.F26]^(1/(1-[.$C26])));0)" office:value-type="float" office:value="0.0000180244959658567" calcext:value-type="float">
            <text:p>1.80244959658567E-05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926349" calcext:value-type="float">
            <text:p>0.00000000926349</text:p>
          </table:table-cell>
          <table:table-cell table:formula="of:=SQRT([.A27])" office:value-type="float" office:value="0.806225774829855" calcext:value-type="float">
            <text:p>0.806225774829855</text:p>
          </table:table-cell>
          <table:table-cell table:formula="of:=[.B27]^(1-[.$C27])" office:value-type="float" office:value="0.0277567094707974" calcext:value-type="float">
            <text:p>0.0277567094707974</text:p>
          </table:table-cell>
          <table:table-cell table:formula="of:=-[.$A27]^6+(1/4)*[.$A27]^5-3*[.$A27]^4+4*[.$A27]^3-3*[.$A27]^2+(7/8)*[.$A27]" office:value-type="float" office:value="-0.0313425937500001" calcext:value-type="float">
            <text:p>-0.0313425937500001</text:p>
          </table:table-cell>
          <table:table-cell table:formula="of:=[.D27]+[.E27]" office:value-type="float" office:value="-0.00358588427920272" calcext:value-type="float">
            <text:p>-0.00358588427920272</text:p>
          </table:table-cell>
          <table:table-cell table:formula="of:=IF([.F27]&gt;0;IF([.F27]&gt;1; 1; [.F27]^(1/(1-[.$C27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6469" calcext:value-type="float">
            <text:p>0.0246469</text:p>
          </table:table-cell>
          <table:table-cell table:formula="of:=SQRT([.A28])" office:value-type="float" office:value="0.670820393249937" calcext:value-type="float">
            <text:p>0.670820393249937</text:p>
          </table:table-cell>
          <table:table-cell table:formula="of:=[.B28]^(1-[.$C28])" office:value-type="float" office:value="0.295529573717682" calcext:value-type="float">
            <text:p>0.295529573717682</text:p>
          </table:table-cell>
          <table:table-cell table:formula="of:=-[.$A28]^6+(1/4)*[.$A28]^5-3*[.$A28]^4+4*[.$A28]^3-3*[.$A28]^2+(7/8)*[.$A28]" office:value-type="float" office:value="0.04064821875" calcext:value-type="float">
            <text:p>0.04064821875</text:p>
          </table:table-cell>
          <table:table-cell table:formula="of:=[.D28]+[.E28]" office:value-type="float" office:value="0.336177792467682" calcext:value-type="float">
            <text:p>0.336177792467682</text:p>
          </table:table-cell>
          <table:table-cell table:formula="of:=IF([.F28]&gt;0;IF([.F28]&gt;1; 1; [.F28]^(1/(1-[.$C28])));0)" office:value-type="float" office:value="0.0364573594431784" calcext:value-type="float">
            <text:p>0.0364573594431784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42138" calcext:value-type="float">
            <text:p>0.00242138</text:p>
          </table:table-cell>
          <table:table-cell table:formula="of:=SQRT([.A29])" office:value-type="float" office:value="0.741619848709566" calcext:value-type="float">
            <text:p>0.741619848709566</text:p>
          </table:table-cell>
          <table:table-cell table:formula="of:=[.B29]^(1-[.$C29])" office:value-type="float" office:value="0.210908357483875" calcext:value-type="float">
            <text:p>0.210908357483875</text:p>
          </table:table-cell>
          <table:table-cell table:formula="of:=-[.$A29]^6+(1/4)*[.$A29]^5-3*[.$A29]^4+4*[.$A29]^3-3*[.$A29]^2+(7/8)*[.$A29]" office:value-type="float" office:value="0.004994" calcext:value-type="float">
            <text:p>0.004994</text:p>
          </table:table-cell>
          <table:table-cell table:formula="of:=[.D29]+[.E29]" office:value-type="float" office:value="0.215902357483875" calcext:value-type="float">
            <text:p>0.215902357483875</text:p>
          </table:table-cell>
          <table:table-cell table:formula="of:=IF([.F29]&gt;0;IF([.F29]&gt;1; 1; [.F29]^(1/(1-[.$C29])));0)" office:value-type="float" office:value="0.00265093311639262" calcext:value-type="float">
            <text:p>0.00265093311639262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231201" calcext:value-type="float">
            <text:p>0.00000000231201</text:p>
          </table:table-cell>
          <table:table-cell table:formula="of:=SQRT([.A30])" office:value-type="float" office:value="0.774596669241483" calcext:value-type="float">
            <text:p>0.774596669241483</text:p>
          </table:table-cell>
          <table:table-cell table:formula="of:=[.B30]^(1-[.$C30])" office:value-type="float" office:value="0.0113087477198471" calcext:value-type="float">
            <text:p>0.0113087477198471</text:p>
          </table:table-cell>
          <table:table-cell table:formula="of:=-[.$A30]^6+(1/4)*[.$A30]^5-3*[.$A30]^4+4*[.$A30]^3-3*[.$A30]^2+(7/8)*[.$A30]" office:value-type="float" office:value="-0.0137040000000002" calcext:value-type="float">
            <text:p>-0.0137040000000002</text:p>
          </table:table-cell>
          <table:table-cell table:formula="of:=[.D30]+[.E30]" office:value-type="float" office:value="-0.00239525228015301" calcext:value-type="float">
            <text:p>-0.00239525228015301</text:p>
          </table:table-cell>
          <table:table-cell table:formula="of:=IF([.F30]&gt;0;IF([.F30]&gt;1; 1; [.F30]^(1/(1-[.$C30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938528" calcext:value-type="float">
            <text:p>0.0000000938528</text:p>
          </table:table-cell>
          <table:table-cell table:formula="of:=SQRT([.A31])" office:value-type="float" office:value="0.806225774829855" calcext:value-type="float">
            <text:p>0.806225774829855</text:p>
          </table:table-cell>
          <table:table-cell table:formula="of:=[.B31]^(1-[.$C31])" office:value-type="float" office:value="0.0434751819136267" calcext:value-type="float">
            <text:p>0.0434751819136267</text:p>
          </table:table-cell>
          <table:table-cell table:formula="of:=-[.$A31]^6+(1/4)*[.$A31]^5-3*[.$A31]^4+4*[.$A31]^3-3*[.$A31]^2+(7/8)*[.$A31]" office:value-type="float" office:value="-0.0313425937500001" calcext:value-type="float">
            <text:p>-0.0313425937500001</text:p>
          </table:table-cell>
          <table:table-cell table:formula="of:=[.D31]+[.E31]" office:value-type="float" office:value="0.0121325881636266" calcext:value-type="float">
            <text:p>0.0121325881636266</text:p>
          </table:table-cell>
          <table:table-cell table:formula="of:=IF([.F31]&gt;0;IF([.F31]&gt;1; 1; [.F31]^(1/(1-[.$C31])));0)" office:value-type="float" office:value="0.00000000012940881083" calcext:value-type="float">
            <text:p>1.29408810828298E-1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214053" calcext:value-type="float">
            <text:p>0.00000214053</text:p>
          </table:table-cell>
          <table:table-cell table:formula="of:=SQRT([.A32])" office:value-type="float" office:value="0.806225774829855" calcext:value-type="float">
            <text:p>0.806225774829855</text:p>
          </table:table-cell>
          <table:table-cell table:formula="of:=[.B32]^(1-[.$C32])" office:value-type="float" office:value="0.079689510925635" calcext:value-type="float">
            <text:p>0.079689510925635</text:p>
          </table:table-cell>
          <table:table-cell table:formula="of:=-[.$A32]^6+(1/4)*[.$A32]^5-3*[.$A32]^4+4*[.$A32]^3-3*[.$A32]^2+(7/8)*[.$A32]" office:value-type="float" office:value="-0.0313425937500001" calcext:value-type="float">
            <text:p>-0.0313425937500001</text:p>
          </table:table-cell>
          <table:table-cell table:formula="of:=[.D32]+[.E32]" office:value-type="float" office:value="0.0483469171756349" calcext:value-type="float">
            <text:p>0.0483469171756349</text:p>
          </table:table-cell>
          <table:table-cell table:formula="of:=IF([.F32]&gt;0;IF([.F32]&gt;1; 1; [.F32]^(1/(1-[.$C32])));0)" office:value-type="float" office:value="0.00000016236569046597" calcext:value-type="float">
            <text:p>1.62365690465967E-07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160837" calcext:value-type="float">
            <text:p>0.00000160837</text:p>
          </table:table-cell>
          <table:table-cell table:formula="of:=SQRT([.A33])" office:value-type="float" office:value="0.774596669241483" calcext:value-type="float">
            <text:p>0.774596669241483</text:p>
          </table:table-cell>
          <table:table-cell table:formula="of:=[.B33]^(1-[.$C33])" office:value-type="float" office:value="0.0494424632183072" calcext:value-type="float">
            <text:p>0.0494424632183072</text:p>
          </table:table-cell>
          <table:table-cell table:formula="of:=-[.$A33]^6+(1/4)*[.$A33]^5-3*[.$A33]^4+4*[.$A33]^3-3*[.$A33]^2+(7/8)*[.$A33]" office:value-type="float" office:value="-0.0137040000000002" calcext:value-type="float">
            <text:p>-0.0137040000000002</text:p>
          </table:table-cell>
          <table:table-cell table:formula="of:=[.D33]+[.E33]" office:value-type="float" office:value="0.035738463218307" calcext:value-type="float">
            <text:p>0.035738463218307</text:p>
          </table:table-cell>
          <table:table-cell table:formula="of:=IF([.F33]&gt;0;IF([.F33]&gt;1; 1; [.F33]^(1/(1-[.$C33])));0)" office:value-type="float" office:value="0.00000038106525392459" calcext:value-type="float">
            <text:p>3.81065253924586E-07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63005" calcext:value-type="float">
            <text:p>0.000063005</text:p>
          </table:table-cell>
          <table:table-cell table:formula="of:=SQRT([.A34])" office:value-type="float" office:value="0.741619848709566" calcext:value-type="float">
            <text:p>0.741619848709566</text:p>
          </table:table-cell>
          <table:table-cell table:formula="of:=[.B34]^(1-[.$C34])" office:value-type="float" office:value="0.0821564908742457" calcext:value-type="float">
            <text:p>0.0821564908742457</text:p>
          </table:table-cell>
          <table:table-cell table:formula="of:=-[.$A34]^6+(1/4)*[.$A34]^5-3*[.$A34]^4+4*[.$A34]^3-3*[.$A34]^2+(7/8)*[.$A34]" office:value-type="float" office:value="0.004994" calcext:value-type="float">
            <text:p>0.004994</text:p>
          </table:table-cell>
          <table:table-cell table:formula="of:=[.D34]+[.E34]" office:value-type="float" office:value="0.0871504908742457" calcext:value-type="float">
            <text:p>0.0871504908742457</text:p>
          </table:table-cell>
          <table:table-cell table:formula="of:=IF([.F34]&gt;0;IF([.F34]&gt;1; 1; [.F34]^(1/(1-[.$C34])));0)" office:value-type="float" office:value="0.000079170253061693" calcext:value-type="float">
            <text:p>7.9170253061693E-05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27236" calcext:value-type="float">
            <text:p>0.000027236</text:p>
          </table:table-cell>
          <table:table-cell table:formula="of:=SQRT([.A35])" office:value-type="float" office:value="0.741619848709566" calcext:value-type="float">
            <text:p>0.741619848709566</text:p>
          </table:table-cell>
          <table:table-cell table:formula="of:=[.B35]^(1-[.$C35])" office:value-type="float" office:value="0.0661502731491056" calcext:value-type="float">
            <text:p>0.0661502731491056</text:p>
          </table:table-cell>
          <table:table-cell table:formula="of:=-[.$A35]^6+(1/4)*[.$A35]^5-3*[.$A35]^4+4*[.$A35]^3-3*[.$A35]^2+(7/8)*[.$A35]" office:value-type="float" office:value="0.004994" calcext:value-type="float">
            <text:p>0.004994</text:p>
          </table:table-cell>
          <table:table-cell table:formula="of:=[.D35]+[.E35]" office:value-type="float" office:value="0.0711442731491056" calcext:value-type="float">
            <text:p>0.0711442731491056</text:p>
          </table:table-cell>
          <table:table-cell table:formula="of:=IF([.F35]&gt;0;IF([.F35]&gt;1; 1; [.F35]^(1/(1-[.$C35])));0)" office:value-type="float" office:value="0.0000360973968233093" calcext:value-type="float">
            <text:p>3.60973968233093E-05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120837" calcext:value-type="float">
            <text:p>0.000000120837</text:p>
          </table:table-cell>
          <table:table-cell table:formula="of:=SQRT([.A36])" office:value-type="float" office:value="0.806225774829855" calcext:value-type="float">
            <text:p>0.806225774829855</text:p>
          </table:table-cell>
          <table:table-cell table:formula="of:=[.B36]^(1-[.$C36])" office:value-type="float" office:value="0.0456571346374171" calcext:value-type="float">
            <text:p>0.0456571346374171</text:p>
          </table:table-cell>
          <table:table-cell table:formula="of:=-[.$A36]^6+(1/4)*[.$A36]^5-3*[.$A36]^4+4*[.$A36]^3-3*[.$A36]^2+(7/8)*[.$A36]" office:value-type="float" office:value="-0.0313425937500001" calcext:value-type="float">
            <text:p>-0.0313425937500001</text:p>
          </table:table-cell>
          <table:table-cell table:formula="of:=[.D36]+[.E36]" office:value-type="float" office:value="0.014314540887417" calcext:value-type="float">
            <text:p>0.014314540887417</text:p>
          </table:table-cell>
          <table:table-cell table:formula="of:=IF([.F36]&gt;0;IF([.F36]&gt;1; 1; [.F36]^(1/(1-[.$C36])));0)" office:value-type="float" office:value="0.00000000030382384128" calcext:value-type="float">
            <text:p>3.03823841276045E-1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794272" calcext:value-type="float">
            <text:p>0.00000794272</text:p>
          </table:table-cell>
          <table:table-cell table:formula="of:=SQRT([.A37])" office:value-type="float" office:value="0.806225774829855" calcext:value-type="float">
            <text:p>0.806225774829855</text:p>
          </table:table-cell>
          <table:table-cell table:formula="of:=[.B37]^(1-[.$C37])" office:value-type="float" office:value="0.102741403387015" calcext:value-type="float">
            <text:p>0.102741403387015</text:p>
          </table:table-cell>
          <table:table-cell table:formula="of:=-[.$A37]^6+(1/4)*[.$A37]^5-3*[.$A37]^4+4*[.$A37]^3-3*[.$A37]^2+(7/8)*[.$A37]" office:value-type="float" office:value="-0.0313425937500001" calcext:value-type="float">
            <text:p>-0.0313425937500001</text:p>
          </table:table-cell>
          <table:table-cell table:formula="of:=[.D37]+[.E37]" office:value-type="float" office:value="0.0713988096370145" calcext:value-type="float">
            <text:p>0.0713988096370145</text:p>
          </table:table-cell>
          <table:table-cell table:formula="of:=IF([.F37]&gt;0;IF([.F37]&gt;1; 1; [.F37]^(1/(1-[.$C37])));0)" office:value-type="float" office:value="0.00000121424398585007" calcext:value-type="float">
            <text:p>1.21424398585007E-06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72895" calcext:value-type="float">
            <text:p>0.0272895</text:p>
          </table:table-cell>
          <table:table-cell table:formula="of:=SQRT([.A38])" office:value-type="float" office:value="0.651920240520265" calcext:value-type="float">
            <text:p>0.651920240520265</text:p>
          </table:table-cell>
          <table:table-cell table:formula="of:=[.B38]^(1-[.$C38])" office:value-type="float" office:value="0.285497110519293" calcext:value-type="float">
            <text:p>0.285497110519293</text:p>
          </table:table-cell>
          <table:table-cell table:formula="of:=-[.$A38]^6+(1/4)*[.$A38]^5-3*[.$A38]^4+4*[.$A38]^3-3*[.$A38]^2+(7/8)*[.$A38]" office:value-type="float" office:value="0.048545737060547" calcext:value-type="float">
            <text:p>0.048545737060547</text:p>
          </table:table-cell>
          <table:table-cell table:formula="of:=[.D38]+[.E38]" office:value-type="float" office:value="0.33404284757984" calcext:value-type="float">
            <text:p>0.33404284757984</text:p>
          </table:table-cell>
          <table:table-cell table:formula="of:=IF([.F38]&gt;0;IF([.F38]&gt;1; 1; [.F38]^(1/(1-[.$C38])));0)" office:value-type="float" office:value="0.0428478470720603" calcext:value-type="float">
            <text:p>0.0428478470720603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320898" calcext:value-type="float">
            <text:p>0.00000320898</text:p>
          </table:table-cell>
          <table:table-cell table:formula="of:=SQRT([.A39])" office:value-type="float" office:value="0.741619848709566" calcext:value-type="float">
            <text:p>0.741619848709566</text:p>
          </table:table-cell>
          <table:table-cell table:formula="of:=[.B39]^(1-[.$C39])" office:value-type="float" office:value="0.0380674930397842" calcext:value-type="float">
            <text:p>0.0380674930397842</text:p>
          </table:table-cell>
          <table:table-cell table:formula="of:=-[.$A39]^6+(1/4)*[.$A39]^5-3*[.$A39]^4+4*[.$A39]^3-3*[.$A39]^2+(7/8)*[.$A39]" office:value-type="float" office:value="0.004994" calcext:value-type="float">
            <text:p>0.004994</text:p>
          </table:table-cell>
          <table:table-cell table:formula="of:=[.D39]+[.E39]" office:value-type="float" office:value="0.0430614930397842" calcext:value-type="float">
            <text:p>0.0430614930397842</text:p>
          </table:table-cell>
          <table:table-cell table:formula="of:=IF([.F39]&gt;0;IF([.F39]&gt;1; 1; [.F39]^(1/(1-[.$C39])));0)" office:value-type="float" office:value="0.00000517083845943519" calcext:value-type="float">
            <text:p>5.17083845943519E-06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913179" calcext:value-type="float">
            <text:p>0.00913179</text:p>
          </table:table-cell>
          <table:table-cell table:formula="of:=SQRT([.A40])" office:value-type="float" office:value="0.790569415042095" calcext:value-type="float">
            <text:p>0.790569415042095</text:p>
          </table:table-cell>
          <table:table-cell table:formula="of:=[.B40]^(1-[.$C40])" office:value-type="float" office:value="0.374005537536198" calcext:value-type="float">
            <text:p>0.374005537536198</text:p>
          </table:table-cell>
          <table:table-cell table:formula="of:=-[.$A40]^6+(1/4)*[.$A40]^5-3*[.$A40]^4+4*[.$A40]^3-3*[.$A40]^2+(7/8)*[.$A40]" office:value-type="float" office:value="-0.0227546691894531" calcext:value-type="float">
            <text:p>-0.0227546691894531</text:p>
          </table:table-cell>
          <table:table-cell table:formula="of:=[.D40]+[.E40]" office:value-type="float" office:value="0.351250868346745" calcext:value-type="float">
            <text:p>0.351250868346745</text:p>
          </table:table-cell>
          <table:table-cell table:formula="of:=IF([.F40]&gt;0;IF([.F40]&gt;1; 1; [.F40]^(1/(1-[.$C40])));0)" office:value-type="float" office:value="0.00676691105145197" calcext:value-type="float">
            <text:p>0.00676691105145197</text:p>
          </table:table-cell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116464" calcext:value-type="float">
            <text:p>1.16464E-10</text:p>
          </table:table-cell>
          <table:table-cell table:formula="of:=SQRT([.A41])" office:value-type="float" office:value="0.866025403784439" calcext:value-type="float">
            <text:p>0.866025403784439</text:p>
          </table:table-cell>
          <table:table-cell table:formula="of:=[.B41]^(1-[.$C41])" office:value-type="float" office:value="0.0466790538246148" calcext:value-type="float">
            <text:p>0.0466790538246148</text:p>
          </table:table-cell>
          <table:table-cell table:formula="of:=-[.$A41]^6+(1/4)*[.$A41]^5-3*[.$A41]^4+4*[.$A41]^3-3*[.$A41]^2+(7/8)*[.$A41]" office:value-type="float" office:value="-0.0556640625" calcext:value-type="float">
            <text:p>-0.0556640625</text:p>
          </table:table-cell>
          <table:table-cell table:formula="of:=[.D41]+[.E41]" office:value-type="float" office:value="-0.00898500867538523" calcext:value-type="float">
            <text:p>-0.00898500867538523</text:p>
          </table:table-cell>
          <table:table-cell table:formula="of:=IF([.F41]&gt;0;IF([.F41]&gt;1; 1; [.F41]^(1/(1-[.$C4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16755" calcext:value-type="float">
            <text:p>0.0000216755</text:p>
          </table:table-cell>
          <table:table-cell table:formula="of:=SQRT([.A42])" office:value-type="float" office:value="0.821583836257749" calcext:value-type="float">
            <text:p>0.821583836257749</text:p>
          </table:table-cell>
          <table:table-cell table:formula="of:=[.B42]^(1-[.$C42])" office:value-type="float" office:value="0.147184305718236" calcext:value-type="float">
            <text:p>0.147184305718236</text:p>
          </table:table-cell>
          <table:table-cell table:formula="of:=-[.$A42]^6+(1/4)*[.$A42]^5-3*[.$A42]^4+4*[.$A42]^3-3*[.$A42]^2+(7/8)*[.$A42]" office:value-type="float" office:value="-0.0392283303222658" calcext:value-type="float">
            <text:p>-0.0392283303222658</text:p>
          </table:table-cell>
          <table:table-cell table:formula="of:=[.D42]+[.E42]" office:value-type="float" office:value="0.10795597539597" calcext:value-type="float">
            <text:p>0.10795597539597</text:p>
          </table:table-cell>
          <table:table-cell table:formula="of:=IF([.F42]&gt;0;IF([.F42]&gt;1; 1; [.F42]^(1/(1-[.$C42])));0)" office:value-type="float" office:value="0.00000381478547075807" calcext:value-type="float">
            <text:p>3.81478547075807E-06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8688" calcext:value-type="float">
            <text:p>0.018688</text:p>
          </table:table-cell>
          <table:table-cell table:formula="of:=SQRT([.A43])" office:value-type="float" office:value="0.670820393249937" calcext:value-type="float">
            <text:p>0.670820393249937</text:p>
          </table:table-cell>
          <table:table-cell table:formula="of:=[.B43]^(1-[.$C43])" office:value-type="float" office:value="0.269794896736446" calcext:value-type="float">
            <text:p>0.269794896736446</text:p>
          </table:table-cell>
          <table:table-cell table:formula="of:=-[.$A43]^6+(1/4)*[.$A43]^5-3*[.$A43]^4+4*[.$A43]^3-3*[.$A43]^2+(7/8)*[.$A43]" office:value-type="float" office:value="0.04064821875" calcext:value-type="float">
            <text:p>0.04064821875</text:p>
          </table:table-cell>
          <table:table-cell table:formula="of:=[.D43]+[.E43]" office:value-type="float" office:value="0.310443115486446" calcext:value-type="float">
            <text:p>0.310443115486446</text:p>
          </table:table-cell>
          <table:table-cell table:formula="of:=IF([.F43]&gt;0;IF([.F43]&gt;1; 1; [.F43]^(1/(1-[.$C43])));0)" office:value-type="float" office:value="0.0286229865927297" calcext:value-type="float">
            <text:p>0.028622986592729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415321" calcext:value-type="float">
            <text:p>0.000415321</text:p>
          </table:table-cell>
          <table:table-cell table:formula="of:=SQRT([.A44])" office:value-type="float" office:value="0.741619848709566" calcext:value-type="float">
            <text:p>0.741619848709566</text:p>
          </table:table-cell>
          <table:table-cell table:formula="of:=[.B44]^(1-[.$C44])" office:value-type="float" office:value="0.133738829586176" calcext:value-type="float">
            <text:p>0.133738829586176</text:p>
          </table:table-cell>
          <table:table-cell table:formula="of:=-[.$A44]^6+(1/4)*[.$A44]^5-3*[.$A44]^4+4*[.$A44]^3-3*[.$A44]^2+(7/8)*[.$A44]" office:value-type="float" office:value="0.004994" calcext:value-type="float">
            <text:p>0.004994</text:p>
          </table:table-cell>
          <table:table-cell table:formula="of:=[.D44]+[.E44]" office:value-type="float" office:value="0.138732829586176" calcext:value-type="float">
            <text:p>0.138732829586176</text:p>
          </table:table-cell>
          <table:table-cell table:formula="of:=IF([.F44]&gt;0;IF([.F44]&gt;1; 1; [.F44]^(1/(1-[.$C44])));0)" office:value-type="float" office:value="0.000478635835649749" calcext:value-type="float">
            <text:p>0.000478635835649749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49252" calcext:value-type="float">
            <text:p>0.000149252</text:p>
          </table:table-cell>
          <table:table-cell table:formula="of:=SQRT([.A45])" office:value-type="float" office:value="0.774596669241483" calcext:value-type="float">
            <text:p>0.774596669241483</text:p>
          </table:table-cell>
          <table:table-cell table:formula="of:=[.B45]^(1-[.$C45])" office:value-type="float" office:value="0.137274180644402" calcext:value-type="float">
            <text:p>0.137274180644402</text:p>
          </table:table-cell>
          <table:table-cell table:formula="of:=-[.$A45]^6+(1/4)*[.$A45]^5-3*[.$A45]^4+4*[.$A45]^3-3*[.$A45]^2+(7/8)*[.$A45]" office:value-type="float" office:value="-0.0137040000000002" calcext:value-type="float">
            <text:p>-0.0137040000000002</text:p>
          </table:table-cell>
          <table:table-cell table:formula="of:=[.D45]+[.E45]" office:value-type="float" office:value="0.123570180644402" calcext:value-type="float">
            <text:p>0.123570180644402</text:p>
          </table:table-cell>
          <table:table-cell table:formula="of:=IF([.F45]&gt;0;IF([.F45]&gt;1; 1; [.F45]^(1/(1-[.$C45])));0)" office:value-type="float" office:value="0.0000936014571662805" calcext:value-type="float">
            <text:p>9.36014571662805E-05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553886" calcext:value-type="float">
            <text:p>0.000553886</text:p>
          </table:table-cell>
          <table:table-cell table:formula="of:=SQRT([.A46])" office:value-type="float" office:value="0.689202437604511" calcext:value-type="float">
            <text:p>0.689202437604511</text:p>
          </table:table-cell>
          <table:table-cell table:formula="of:=[.B46]^(1-[.$C46])" office:value-type="float" office:value="0.097244040352217" calcext:value-type="float">
            <text:p>0.097244040352217</text:p>
          </table:table-cell>
          <table:table-cell table:formula="of:=-[.$A46]^6+(1/4)*[.$A46]^5-3*[.$A46]^4+4*[.$A46]^3-3*[.$A46]^2+(7/8)*[.$A46]" office:value-type="float" office:value="0.0322485524902343" calcext:value-type="float">
            <text:p>0.0322485524902343</text:p>
          </table:table-cell>
          <table:table-cell table:formula="of:=[.D46]+[.E46]" office:value-type="float" office:value="0.129492592842451" calcext:value-type="float">
            <text:p>0.129492592842451</text:p>
          </table:table-cell>
          <table:table-cell table:formula="of:=IF([.F46]&gt;0;IF([.F46]&gt;1; 1; [.F46]^(1/(1-[.$C46])));0)" office:value-type="float" office:value="0.00139194730120565" calcext:value-type="float">
            <text:p>0.00139194730120565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00449118" calcext:value-type="float">
            <text:p>0.00000449118</text:p>
          </table:table-cell>
          <table:table-cell table:formula="of:=SQRT([.A47])" office:value-type="float" office:value="0.724568837309472" calcext:value-type="float">
            <text:p>0.724568837309472</text:p>
          </table:table-cell>
          <table:table-cell table:formula="of:=[.B47]^(1-[.$C47])" office:value-type="float" office:value="0.0336583966584733" calcext:value-type="float">
            <text:p>0.0336583966584733</text:p>
          </table:table-cell>
          <table:table-cell table:formula="of:=-[.$A47]^6+(1/4)*[.$A47]^5-3*[.$A47]^4+4*[.$A47]^3-3*[.$A47]^2+(7/8)*[.$A47]" office:value-type="float" office:value="0.0143150222167969" calcext:value-type="float">
            <text:p>0.0143150222167969</text:p>
          </table:table-cell>
          <table:table-cell table:formula="of:=[.D47]+[.E47]" office:value-type="float" office:value="0.0479734188752703" calcext:value-type="float">
            <text:p>0.0479734188752703</text:p>
          </table:table-cell>
          <table:table-cell table:formula="of:=IF([.F47]&gt;0;IF([.F47]&gt;1; 1; [.F47]^(1/(1-[.$C47])));0)" office:value-type="float" office:value="0.0000162609933322639" calcext:value-type="float">
            <text:p>1.62609933322639E-05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99797" calcext:value-type="float">
            <text:p>0.099797</text:p>
          </table:table-cell>
          <table:table-cell table:formula="of:=SQRT([.A48])" office:value-type="float" office:value="0.570087712549569" calcext:value-type="float">
            <text:p>0.570087712549569</text:p>
          </table:table-cell>
          <table:table-cell table:formula="of:=[.B48]^(1-[.$C48])" office:value-type="float" office:value="0.371285773713971" calcext:value-type="float">
            <text:p>0.371285773713971</text:p>
          </table:table-cell>
          <table:table-cell table:formula="of:=-[.$A48]^6+(1/4)*[.$A48]^5-3*[.$A48]^4+4*[.$A48]^3-3*[.$A48]^2+(7/8)*[.$A48]" office:value-type="float" office:value="0.0734274753417968" calcext:value-type="float">
            <text:p>0.0734274753417968</text:p>
          </table:table-cell>
          <table:table-cell table:formula="of:=[.D48]+[.E48]" office:value-type="float" office:value="0.444713249055768" calcext:value-type="float">
            <text:p>0.444713249055768</text:p>
          </table:table-cell>
          <table:table-cell table:formula="of:=IF([.F48]&gt;0;IF([.F48]&gt;1; 1; [.F48]^(1/(1-[.$C48])));0)" office:value-type="float" office:value="0.151849923316601" calcext:value-type="float">
            <text:p>0.151849923316601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4967" calcext:value-type="float">
            <text:p>0.000004967</text:p>
          </table:table-cell>
          <table:table-cell table:formula="of:=SQRT([.A49])" office:value-type="float" office:value="0.758287544405155" calcext:value-type="float">
            <text:p>0.758287544405155</text:p>
          </table:table-cell>
          <table:table-cell table:formula="of:=[.B49]^(1-[.$C49])" office:value-type="float" office:value="0.0522372006227657" calcext:value-type="float">
            <text:p>0.0522372006227657</text:p>
          </table:table-cell>
          <table:table-cell table:formula="of:=-[.$A49]^6+(1/4)*[.$A49]^5-3*[.$A49]^4+4*[.$A49]^3-3*[.$A49]^2+(7/8)*[.$A49]" office:value-type="float" office:value="-0.00439586938476555" calcext:value-type="float">
            <text:p>-0.00439586938476555</text:p>
          </table:table-cell>
          <table:table-cell table:formula="of:=[.D49]+[.E49]" office:value-type="float" office:value="0.0478413312380002" calcext:value-type="float">
            <text:p>0.0478413312380002</text:p>
          </table:table-cell>
          <table:table-cell table:formula="of:=IF([.F49]&gt;0;IF([.F49]&gt;1; 1; [.F49]^(1/(1-[.$C49])));0)" office:value-type="float" office:value="0.00000345264387445955" calcext:value-type="float">
            <text:p>3.45264387445955E-06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792716" calcext:value-type="float">
            <text:p>0.000792716</text:p>
          </table:table-cell>
          <table:table-cell table:formula="of:=SQRT([.A50])" office:value-type="float" office:value="0.790569415042095" calcext:value-type="float">
            <text:p>0.790569415042095</text:p>
          </table:table-cell>
          <table:table-cell table:formula="of:=[.B50]^(1-[.$C50])" office:value-type="float" office:value="0.224171496015689" calcext:value-type="float">
            <text:p>0.224171496015689</text:p>
          </table:table-cell>
          <table:table-cell table:formula="of:=-[.$A50]^6+(1/4)*[.$A50]^5-3*[.$A50]^4+4*[.$A50]^3-3*[.$A50]^2+(7/8)*[.$A50]" office:value-type="float" office:value="-0.0227546691894531" calcext:value-type="float">
            <text:p>-0.0227546691894531</text:p>
          </table:table-cell>
          <table:table-cell table:formula="of:=[.D50]+[.E50]" office:value-type="float" office:value="0.201416826826236" calcext:value-type="float">
            <text:p>0.201416826826236</text:p>
          </table:table-cell>
          <table:table-cell table:formula="of:=IF([.F50]&gt;0;IF([.F50]&gt;1; 1; [.F50]^(1/(1-[.$C50])));0)" office:value-type="float" office:value="0.000475510768273696" calcext:value-type="float">
            <text:p>0.000475510768273696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10399" calcext:value-type="float">
            <text:p>0.00710399</text:p>
          </table:table-cell>
          <table:table-cell table:formula="of:=SQRT([.A51])" office:value-type="float" office:value="0.651920240520265" calcext:value-type="float">
            <text:p>0.651920240520265</text:p>
          </table:table-cell>
          <table:table-cell table:formula="of:=[.B51]^(1-[.$C51])" office:value-type="float" office:value="0.178711068632795" calcext:value-type="float">
            <text:p>0.178711068632795</text:p>
          </table:table-cell>
          <table:table-cell table:formula="of:=-[.$A51]^6+(1/4)*[.$A51]^5-3*[.$A51]^4+4*[.$A51]^3-3*[.$A51]^2+(7/8)*[.$A51]" office:value-type="float" office:value="0.048545737060547" calcext:value-type="float">
            <text:p>0.048545737060547</text:p>
          </table:table-cell>
          <table:table-cell table:formula="of:=[.D51]+[.E51]" office:value-type="float" office:value="0.227256805693342" calcext:value-type="float">
            <text:p>0.227256805693342</text:p>
          </table:table-cell>
          <table:table-cell table:formula="of:=IF([.F51]&gt;0;IF([.F51]&gt;1; 1; [.F51]^(1/(1-[.$C51])));0)" office:value-type="float" office:value="0.0141688410817109" calcext:value-type="float">
            <text:p>0.0141688410817109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267443" calcext:value-type="float">
            <text:p>0.0000000267443</text:p>
          </table:table-cell>
          <table:table-cell table:formula="of:=SQRT([.A52])" office:value-type="float" office:value="0.866025403784439" calcext:value-type="float">
            <text:p>0.866025403784439</text:p>
          </table:table-cell>
          <table:table-cell table:formula="of:=[.B52]^(1-[.$C52])" office:value-type="float" office:value="0.0967033151131605" calcext:value-type="float">
            <text:p>0.0967033151131605</text:p>
          </table:table-cell>
          <table:table-cell table:formula="of:=-[.$A52]^6+(1/4)*[.$A52]^5-3*[.$A52]^4+4*[.$A52]^3-3*[.$A52]^2+(7/8)*[.$A52]" office:value-type="float" office:value="-0.0556640625" calcext:value-type="float">
            <text:p>-0.0556640625</text:p>
          </table:table-cell>
          <table:table-cell table:formula="of:=[.D52]+[.E52]" office:value-type="float" office:value="0.0410392526131605" calcext:value-type="float">
            <text:p>0.0410392526131605</text:p>
          </table:table-cell>
          <table:table-cell table:formula="of:=IF([.F52]&gt;0;IF([.F52]&gt;1; 1; [.F52]^(1/(1-[.$C52])));0)" office:value-type="float" office:value="0.00000000004454302657" calcext:value-type="float">
            <text:p>4.45430265689997E-11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694727" calcext:value-type="float">
            <text:p>6.94727E-10</text:p>
          </table:table-cell>
          <table:table-cell table:formula="of:=SQRT([.A53])" office:value-type="float" office:value="0.836660026534076" calcext:value-type="float">
            <text:p>0.836660026534076</text:p>
          </table:table-cell>
          <table:table-cell table:formula="of:=[.B53]^(1-[.$C53])" office:value-type="float" office:value="0.0319228877485168" calcext:value-type="float">
            <text:p>0.0319228877485168</text:p>
          </table:table-cell>
          <table:table-cell table:formula="of:=-[.$A53]^6+(1/4)*[.$A53]^5-3*[.$A53]^4+4*[.$A53]^3-3*[.$A53]^2+(7/8)*[.$A53]" office:value-type="float" office:value="-0.0461335000000001" calcext:value-type="float">
            <text:p>-0.0461335000000001</text:p>
          </table:table-cell>
          <table:table-cell table:formula="of:=[.D53]+[.E53]" office:value-type="float" office:value="-0.0142106122514833" calcext:value-type="float">
            <text:p>-0.0142106122514833</text:p>
          </table:table-cell>
          <table:table-cell table:formula="of:=IF([.F53]&gt;0;IF([.F53]&gt;1; 1; [.F53]^(1/(1-[.$C5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19464" calcext:value-type="float">
            <text:p>0.000119464</text:p>
          </table:table-cell>
          <table:table-cell table:formula="of:=SQRT([.A54])" office:value-type="float" office:value="0.790569415042095" calcext:value-type="float">
            <text:p>0.790569415042095</text:p>
          </table:table-cell>
          <table:table-cell table:formula="of:=[.B54]^(1-[.$C54])" office:value-type="float" office:value="0.150818098577756" calcext:value-type="float">
            <text:p>0.150818098577756</text:p>
          </table:table-cell>
          <table:table-cell table:formula="of:=-[.$A54]^6+(1/4)*[.$A54]^5-3*[.$A54]^4+4*[.$A54]^3-3*[.$A54]^2+(7/8)*[.$A54]" office:value-type="float" office:value="-0.0227546691894531" calcext:value-type="float">
            <text:p>-0.0227546691894531</text:p>
          </table:table-cell>
          <table:table-cell table:formula="of:=[.D54]+[.E54]" office:value-type="float" office:value="0.128063429388303" calcext:value-type="float">
            <text:p>0.128063429388303</text:p>
          </table:table-cell>
          <table:table-cell table:formula="of:=IF([.F54]&gt;0;IF([.F54]&gt;1; 1; [.F54]^(1/(1-[.$C54])));0)" office:value-type="float" office:value="0.0000547125916735293" calcext:value-type="float">
            <text:p>5.47125916735293E-05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443991" calcext:value-type="float">
            <text:p>0.0443991</text:p>
          </table:table-cell>
          <table:table-cell table:formula="of:=SQRT([.A55])" office:value-type="float" office:value="0.758287544405155" calcext:value-type="float">
            <text:p>0.758287544405155</text:p>
          </table:table-cell>
          <table:table-cell table:formula="of:=[.B55]^(1-[.$C55])" office:value-type="float" office:value="0.471035336228437" calcext:value-type="float">
            <text:p>0.471035336228437</text:p>
          </table:table-cell>
          <table:table-cell table:formula="of:=-[.$A55]^6+(1/4)*[.$A55]^5-3*[.$A55]^4+4*[.$A55]^3-3*[.$A55]^2+(7/8)*[.$A55]" office:value-type="float" office:value="-0.00439586938476555" calcext:value-type="float">
            <text:p>-0.00439586938476555</text:p>
          </table:table-cell>
          <table:table-cell table:formula="of:=[.D55]+[.E55]" office:value-type="float" office:value="0.466639466843671" calcext:value-type="float">
            <text:p>0.466639466843671</text:p>
          </table:table-cell>
          <table:table-cell table:formula="of:=IF([.F55]&gt;0;IF([.F55]&gt;1; 1; [.F55]^(1/(1-[.$C55])));0)" office:value-type="float" office:value="0.042709807708266" calcext:value-type="float">
            <text:p>0.04270980770826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105671" calcext:value-type="float">
            <text:p>0.0000000105671</text:p>
          </table:table-cell>
          <table:table-cell table:formula="of:=SQRT([.A56])" office:value-type="float" office:value="0.836660026534076" calcext:value-type="float">
            <text:p>0.836660026534076</text:p>
          </table:table-cell>
          <table:table-cell table:formula="of:=[.B56]^(1-[.$C56])" office:value-type="float" office:value="0.0497958505495189" calcext:value-type="float">
            <text:p>0.0497958505495189</text:p>
          </table:table-cell>
          <table:table-cell table:formula="of:=-[.$A56]^6+(1/4)*[.$A56]^5-3*[.$A56]^4+4*[.$A56]^3-3*[.$A56]^2+(7/8)*[.$A56]" office:value-type="float" office:value="-0.0461335000000001" calcext:value-type="float">
            <text:p>-0.0461335000000001</text:p>
          </table:table-cell>
          <table:table-cell table:formula="of:=[.D56]+[.E56]" office:value-type="float" office:value="0.0036623505495188" calcext:value-type="float">
            <text:p>0.0036623505495188</text:p>
          </table:table-cell>
          <table:table-cell table:formula="of:=IF([.F56]&gt;0;IF([.F56]&gt;1; 1; [.F56]^(1/(1-[.$C56])));0)" office:value-type="float" office:value="1.21576801572331E-015" calcext:value-type="float">
            <text:p>1.21576801572331E-1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103356" calcext:value-type="float">
            <text:p>0.000103356</text:p>
          </table:table-cell>
          <table:table-cell table:formula="of:=SQRT([.A57])" office:value-type="float" office:value="0.741619848709566" calcext:value-type="float">
            <text:p>0.741619848709566</text:p>
          </table:table-cell>
          <table:table-cell table:formula="of:=[.B57]^(1-[.$C57])" office:value-type="float" office:value="0.0933648606683802" calcext:value-type="float">
            <text:p>0.0933648606683802</text:p>
          </table:table-cell>
          <table:table-cell table:formula="of:=-[.$A57]^6+(1/4)*[.$A57]^5-3*[.$A57]^4+4*[.$A57]^3-3*[.$A57]^2+(7/8)*[.$A57]" office:value-type="float" office:value="0.004994" calcext:value-type="float">
            <text:p>0.004994</text:p>
          </table:table-cell>
          <table:table-cell table:formula="of:=[.D57]+[.E57]" office:value-type="float" office:value="0.0983588606683802" calcext:value-type="float">
            <text:p>0.0983588606683802</text:p>
          </table:table-cell>
          <table:table-cell table:formula="of:=IF([.F57]&gt;0;IF([.F57]&gt;1; 1; [.F57]^(1/(1-[.$C57])));0)" office:value-type="float" office:value="0.000126450327896117" calcext:value-type="float">
            <text:p>0.00012645032789611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741261" calcext:value-type="float">
            <text:p>0.000000741261</text:p>
          </table:table-cell>
          <table:table-cell table:formula="of:=SQRT([.A58])" office:value-type="float" office:value="0.774596669241483" calcext:value-type="float">
            <text:p>0.774596669241483</text:p>
          </table:table-cell>
          <table:table-cell table:formula="of:=[.B58]^(1-[.$C58])" office:value-type="float" office:value="0.0415213131312805" calcext:value-type="float">
            <text:p>0.0415213131312805</text:p>
          </table:table-cell>
          <table:table-cell table:formula="of:=-[.$A58]^6+(1/4)*[.$A58]^5-3*[.$A58]^4+4*[.$A58]^3-3*[.$A58]^2+(7/8)*[.$A58]" office:value-type="float" office:value="-0.0137040000000002" calcext:value-type="float">
            <text:p>-0.0137040000000002</text:p>
          </table:table-cell>
          <table:table-cell table:formula="of:=[.D58]+[.E58]" office:value-type="float" office:value="0.0278173131312803" calcext:value-type="float">
            <text:p>0.0278173131312803</text:p>
          </table:table-cell>
          <table:table-cell table:formula="of:=IF([.F58]&gt;0;IF([.F58]&gt;1; 1; [.F58]^(1/(1-[.$C58])));0)" office:value-type="float" office:value="0.00000012537681897113" calcext:value-type="float">
            <text:p>1.25376818971131E-0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0163" calcext:value-type="float">
            <text:p>0.000040163</text:p>
          </table:table-cell>
          <table:table-cell table:formula="of:=SQRT([.A59])" office:value-type="float" office:value="0.774596669241483" calcext:value-type="float">
            <text:p>0.774596669241483</text:p>
          </table:table-cell>
          <table:table-cell table:formula="of:=[.B59]^(1-[.$C59])" office:value-type="float" office:value="0.102114583555692" calcext:value-type="float">
            <text:p>0.102114583555692</text:p>
          </table:table-cell>
          <table:table-cell table:formula="of:=-[.$A59]^6+(1/4)*[.$A59]^5-3*[.$A59]^4+4*[.$A59]^3-3*[.$A59]^2+(7/8)*[.$A59]" office:value-type="float" office:value="-0.0137040000000002" calcext:value-type="float">
            <text:p>-0.0137040000000002</text:p>
          </table:table-cell>
          <table:table-cell table:formula="of:=[.D59]+[.E59]" office:value-type="float" office:value="0.0884105835556917" calcext:value-type="float">
            <text:p>0.0884105835556917</text:p>
          </table:table-cell>
          <table:table-cell table:formula="of:=IF([.F59]&gt;0;IF([.F59]&gt;1; 1; [.F59]^(1/(1-[.$C59])));0)" office:value-type="float" office:value="0.000021192144627941" calcext:value-type="float">
            <text:p>2.1192144627941E-0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185575" calcext:value-type="float">
            <text:p>0.000000185575</text:p>
          </table:table-cell>
          <table:table-cell table:formula="of:=SQRT([.A60])" office:value-type="float" office:value="0.707106781186548" calcext:value-type="float">
            <text:p>0.707106781186548</text:p>
          </table:table-cell>
          <table:table-cell table:formula="of:=[.B60]^(1-[.$C60])" office:value-type="float" office:value="0.010675666541179" calcext:value-type="float">
            <text:p>0.010675666541179</text:p>
          </table:table-cell>
          <table:table-cell table:formula="of:=-[.$A60]^6+(1/4)*[.$A60]^5-3*[.$A60]^4+4*[.$A60]^3-3*[.$A60]^2+(7/8)*[.$A60]" office:value-type="float" office:value="0.0234375" calcext:value-type="float">
            <text:p>0.0234375</text:p>
          </table:table-cell>
          <table:table-cell table:formula="of:=[.D60]+[.E60]" office:value-type="float" office:value="0.034113166541179" calcext:value-type="float">
            <text:p>0.034113166541179</text:p>
          </table:table-cell>
          <table:table-cell table:formula="of:=IF([.F60]&gt;0;IF([.F60]&gt;1; 1; [.F60]^(1/(1-[.$C60])));0)" office:value-type="float" office:value="0.00000979676099762184" calcext:value-type="float">
            <text:p>9.79676099762184E-06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367264" calcext:value-type="float">
            <text:p>0.0367264</text:p>
          </table:table-cell>
          <table:table-cell table:formula="of:=SQRT([.A61])" office:value-type="float" office:value="0.651920240520265" calcext:value-type="float">
            <text:p>0.651920240520265</text:p>
          </table:table-cell>
          <table:table-cell table:formula="of:=[.B61]^(1-[.$C61])" office:value-type="float" office:value="0.316590597634835" calcext:value-type="float">
            <text:p>0.316590597634835</text:p>
          </table:table-cell>
          <table:table-cell table:formula="of:=-[.$A61]^6+(1/4)*[.$A61]^5-3*[.$A61]^4+4*[.$A61]^3-3*[.$A61]^2+(7/8)*[.$A61]" office:value-type="float" office:value="0.048545737060547" calcext:value-type="float">
            <text:p>0.048545737060547</text:p>
          </table:table-cell>
          <table:table-cell table:formula="of:=[.D61]+[.E61]" office:value-type="float" office:value="0.365136334695382" calcext:value-type="float">
            <text:p>0.365136334695382</text:p>
          </table:table-cell>
          <table:table-cell table:formula="of:=IF([.F61]&gt;0;IF([.F61]&gt;1; 1; [.F61]^(1/(1-[.$C61])));0)" office:value-type="float" office:value="0.0553318298388737" calcext:value-type="float">
            <text:p>0.055331829838873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00518" calcext:value-type="float">
            <text:p>0.00300518</text:p>
          </table:table-cell>
          <table:table-cell table:formula="of:=SQRT([.A62])" office:value-type="float" office:value="0.774596669241483" calcext:value-type="float">
            <text:p>0.774596669241483</text:p>
          </table:table-cell>
          <table:table-cell table:formula="of:=[.B62]^(1-[.$C62])" office:value-type="float" office:value="0.270086954515332" calcext:value-type="float">
            <text:p>0.270086954515332</text:p>
          </table:table-cell>
          <table:table-cell table:formula="of:=-[.$A62]^6+(1/4)*[.$A62]^5-3*[.$A62]^4+4*[.$A62]^3-3*[.$A62]^2+(7/8)*[.$A62]" office:value-type="float" office:value="-0.0137040000000002" calcext:value-type="float">
            <text:p>-0.0137040000000002</text:p>
          </table:table-cell>
          <table:table-cell table:formula="of:=[.D62]+[.E62]" office:value-type="float" office:value="0.256382954515332" calcext:value-type="float">
            <text:p>0.256382954515332</text:p>
          </table:table-cell>
          <table:table-cell table:formula="of:=IF([.F62]&gt;0;IF([.F62]&gt;1; 1; [.F62]^(1/(1-[.$C62])));0)" office:value-type="float" office:value="0.00238529241453675" calcext:value-type="float">
            <text:p>0.0023852924145367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109316" calcext:value-type="float">
            <text:p>0.000109316</text:p>
          </table:table-cell>
          <table:table-cell table:formula="of:=SQRT([.A63])" office:value-type="float" office:value="0.741619848709566" calcext:value-type="float">
            <text:p>0.741619848709566</text:p>
          </table:table-cell>
          <table:table-cell table:formula="of:=[.B63]^(1-[.$C63])" office:value-type="float" office:value="0.0947271570272388" calcext:value-type="float">
            <text:p>0.0947271570272388</text:p>
          </table:table-cell>
          <table:table-cell table:formula="of:=-[.$A63]^6+(1/4)*[.$A63]^5-3*[.$A63]^4+4*[.$A63]^3-3*[.$A63]^2+(7/8)*[.$A63]" office:value-type="float" office:value="0.004994" calcext:value-type="float">
            <text:p>0.004994</text:p>
          </table:table-cell>
          <table:table-cell table:formula="of:=[.D63]+[.E63]" office:value-type="float" office:value="0.0997211570272388" calcext:value-type="float">
            <text:p>0.0997211570272388</text:p>
          </table:table-cell>
          <table:table-cell table:formula="of:=IF([.F63]&gt;0;IF([.F63]&gt;1; 1; [.F63]^(1/(1-[.$C63])));0)" office:value-type="float" office:value="0.000133364497113316" calcext:value-type="float">
            <text:p>0.000133364497113316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151218" calcext:value-type="float">
            <text:p>0.00151218</text:p>
          </table:table-cell>
          <table:table-cell table:formula="of:=SQRT([.A64])" office:value-type="float" office:value="0.670820393249937" calcext:value-type="float">
            <text:p>0.670820393249937</text:p>
          </table:table-cell>
          <table:table-cell table:formula="of:=[.B64]^(1-[.$C64])" office:value-type="float" office:value="0.117918782339089" calcext:value-type="float">
            <text:p>0.117918782339089</text:p>
          </table:table-cell>
          <table:table-cell table:formula="of:=-[.$A64]^6+(1/4)*[.$A64]^5-3*[.$A64]^4+4*[.$A64]^3-3*[.$A64]^2+(7/8)*[.$A64]" office:value-type="float" office:value="0.04064821875" calcext:value-type="float">
            <text:p>0.04064821875</text:p>
          </table:table-cell>
          <table:table-cell table:formula="of:=[.D64]+[.E64]" office:value-type="float" office:value="0.158567001089089" calcext:value-type="float">
            <text:p>0.158567001089089</text:p>
          </table:table-cell>
          <table:table-cell table:formula="of:=IF([.F64]&gt;0;IF([.F64]&gt;1; 1; [.F64]^(1/(1-[.$C64])));0)" office:value-type="float" office:value="0.0037184529068079" calcext:value-type="float">
            <text:p>0.0037184529068079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885471" calcext:value-type="float">
            <text:p>0.0000885471</text:p>
          </table:table-cell>
          <table:table-cell table:formula="of:=SQRT([.A65])" office:value-type="float" office:value="0.741619848709566" calcext:value-type="float">
            <text:p>0.741619848709566</text:p>
          </table:table-cell>
          <table:table-cell table:formula="of:=[.B65]^(1-[.$C65])" office:value-type="float" office:value="0.0897078180216714" calcext:value-type="float">
            <text:p>0.0897078180216714</text:p>
          </table:table-cell>
          <table:table-cell table:formula="of:=-[.$A65]^6+(1/4)*[.$A65]^5-3*[.$A65]^4+4*[.$A65]^3-3*[.$A65]^2+(7/8)*[.$A65]" office:value-type="float" office:value="0.004994" calcext:value-type="float">
            <text:p>0.004994</text:p>
          </table:table-cell>
          <table:table-cell table:formula="of:=[.D65]+[.E65]" office:value-type="float" office:value="0.0947018180216714" calcext:value-type="float">
            <text:p>0.0947018180216714</text:p>
          </table:table-cell>
          <table:table-cell table:formula="of:=IF([.F65]&gt;0;IF([.F65]&gt;1; 1; [.F65]^(1/(1-[.$C65])));0)" office:value-type="float" office:value="0.000109202871267402" calcext:value-type="float">
            <text:p>0.000109202871267402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317991" calcext:value-type="float">
            <text:p>0.0000317991</text:p>
          </table:table-cell>
          <table:table-cell table:formula="of:=SQRT([.A66])" office:value-type="float" office:value="0.806225774829855" calcext:value-type="float">
            <text:p>0.806225774829855</text:p>
          </table:table-cell>
          <table:table-cell table:formula="of:=[.B66]^(1-[.$C66])" office:value-type="float" office:value="0.134426198826135" calcext:value-type="float">
            <text:p>0.134426198826135</text:p>
          </table:table-cell>
          <table:table-cell table:formula="of:=-[.$A66]^6+(1/4)*[.$A66]^5-3*[.$A66]^4+4*[.$A66]^3-3*[.$A66]^2+(7/8)*[.$A66]" office:value-type="float" office:value="-0.0313425937500001" calcext:value-type="float">
            <text:p>-0.0313425937500001</text:p>
          </table:table-cell>
          <table:table-cell table:formula="of:=[.D66]+[.E66]" office:value-type="float" office:value="0.103083605076135" calcext:value-type="float">
            <text:p>0.103083605076135</text:p>
          </table:table-cell>
          <table:table-cell table:formula="of:=IF([.F66]&gt;0;IF([.F66]&gt;1; 1; [.F66]^(1/(1-[.$C66])));0)" office:value-type="float" office:value="0.000008080193576513" calcext:value-type="float">
            <text:p>8.080193576513E-06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337056" calcext:value-type="float">
            <text:p>0.0337056</text:p>
          </table:table-cell>
          <table:table-cell table:formula="of:=SQRT([.A67])" office:value-type="float" office:value="0.790569415042095" calcext:value-type="float">
            <text:p>0.790569415042095</text:p>
          </table:table-cell>
          <table:table-cell table:formula="of:=[.B67]^(1-[.$C67])" office:value-type="float" office:value="0.491649703647796" calcext:value-type="float">
            <text:p>0.491649703647796</text:p>
          </table:table-cell>
          <table:table-cell table:formula="of:=-[.$A67]^6+(1/4)*[.$A67]^5-3*[.$A67]^4+4*[.$A67]^3-3*[.$A67]^2+(7/8)*[.$A67]" office:value-type="float" office:value="-0.0227546691894531" calcext:value-type="float">
            <text:p>-0.0227546691894531</text:p>
          </table:table-cell>
          <table:table-cell table:formula="of:=[.D67]+[.E67]" office:value-type="float" office:value="0.468895034458343" calcext:value-type="float">
            <text:p>0.468895034458343</text:p>
          </table:table-cell>
          <table:table-cell table:formula="of:=IF([.F67]&gt;0;IF([.F67]&gt;1; 1; [.F67]^(1/(1-[.$C67])));0)" office:value-type="float" office:value="0.0268803491781746" calcext:value-type="float">
            <text:p>0.0268803491781746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406215" calcext:value-type="float">
            <text:p>0.000406215</text:p>
          </table:table-cell>
          <table:table-cell table:formula="of:=SQRT([.A68])" office:value-type="float" office:value="0.670820393249937" calcext:value-type="float">
            <text:p>0.670820393249937</text:p>
          </table:table-cell>
          <table:table-cell table:formula="of:=[.B68]^(1-[.$C68])" office:value-type="float" office:value="0.0765017939320746" calcext:value-type="float">
            <text:p>0.0765017939320746</text:p>
          </table:table-cell>
          <table:table-cell table:formula="of:=-[.$A68]^6+(1/4)*[.$A68]^5-3*[.$A68]^4+4*[.$A68]^3-3*[.$A68]^2+(7/8)*[.$A68]" office:value-type="float" office:value="0.04064821875" calcext:value-type="float">
            <text:p>0.04064821875</text:p>
          </table:table-cell>
          <table:table-cell table:formula="of:=[.D68]+[.E68]" office:value-type="float" office:value="0.117150012682075" calcext:value-type="float">
            <text:p>0.117150012682075</text:p>
          </table:table-cell>
          <table:table-cell table:formula="of:=IF([.F68]&gt;0;IF([.F68]&gt;1; 1; [.F68]^(1/(1-[.$C68])));0)" office:value-type="float" office:value="0.00148242939696858" calcext:value-type="float">
            <text:p>0.00148242939696858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405577" calcext:value-type="float">
            <text:p>0.0000405577</text:p>
          </table:table-cell>
          <table:table-cell table:formula="of:=SQRT([.A69])" office:value-type="float" office:value="0.758287544405155" calcext:value-type="float">
            <text:p>0.758287544405155</text:p>
          </table:table-cell>
          <table:table-cell table:formula="of:=[.B69]^(1-[.$C69])" office:value-type="float" office:value="0.0867793947968833" calcext:value-type="float">
            <text:p>0.0867793947968833</text:p>
          </table:table-cell>
          <table:table-cell table:formula="of:=-[.$A69]^6+(1/4)*[.$A69]^5-3*[.$A69]^4+4*[.$A69]^3-3*[.$A69]^2+(7/8)*[.$A69]" office:value-type="float" office:value="-0.00439586938476555" calcext:value-type="float">
            <text:p>-0.00439586938476555</text:p>
          </table:table-cell>
          <table:table-cell table:formula="of:=[.D69]+[.E69]" office:value-type="float" office:value="0.0823835254121178" calcext:value-type="float">
            <text:p>0.0823835254121178</text:p>
          </table:table-cell>
          <table:table-cell table:formula="of:=IF([.F69]&gt;0;IF([.F69]&gt;1; 1; [.F69]^(1/(1-[.$C69])));0)" office:value-type="float" office:value="0.0000327093619903757" calcext:value-type="float">
            <text:p>3.27093619903757E-05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162" calcext:value-type="float">
            <text:p>0.011162</text:p>
          </table:table-cell>
          <table:table-cell table:formula="of:=SQRT([.A70])" office:value-type="float" office:value="0.724568837309472" calcext:value-type="float">
            <text:p>0.724568837309472</text:p>
          </table:table-cell>
          <table:table-cell table:formula="of:=[.B70]^(1-[.$C70])" office:value-type="float" office:value="0.289926100410233" calcext:value-type="float">
            <text:p>0.289926100410233</text:p>
          </table:table-cell>
          <table:table-cell table:formula="of:=-[.$A70]^6+(1/4)*[.$A70]^5-3*[.$A70]^4+4*[.$A70]^3-3*[.$A70]^2+(7/8)*[.$A70]" office:value-type="float" office:value="0.0143150222167969" calcext:value-type="float">
            <text:p>0.0143150222167969</text:p>
          </table:table-cell>
          <table:table-cell table:formula="of:=[.D70]+[.E70]" office:value-type="float" office:value="0.30424112262703" calcext:value-type="float">
            <text:p>0.30424112262703</text:p>
          </table:table-cell>
          <table:table-cell table:formula="of:=IF([.F70]&gt;0;IF([.F70]&gt;1; 1; [.F70]^(1/(1-[.$C70])));0)" office:value-type="float" office:value="0.0132964023431553" calcext:value-type="float">
            <text:p>0.0132964023431553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46137" calcext:value-type="float">
            <text:p>0.00000046137</text:p>
          </table:table-cell>
          <table:table-cell table:formula="of:=SQRT([.A71])" office:value-type="float" office:value="0.790569415042095" calcext:value-type="float">
            <text:p>0.790569415042095</text:p>
          </table:table-cell>
          <table:table-cell table:formula="of:=[.B71]^(1-[.$C71])" office:value-type="float" office:value="0.047104039168654" calcext:value-type="float">
            <text:p>0.047104039168654</text:p>
          </table:table-cell>
          <table:table-cell table:formula="of:=-[.$A71]^6+(1/4)*[.$A71]^5-3*[.$A71]^4+4*[.$A71]^3-3*[.$A71]^2+(7/8)*[.$A71]" office:value-type="float" office:value="-0.0227546691894531" calcext:value-type="float">
            <text:p>-0.0227546691894531</text:p>
          </table:table-cell>
          <table:table-cell table:formula="of:=[.D71]+[.E71]" office:value-type="float" office:value="0.0243493699792009" calcext:value-type="float">
            <text:p>0.0243493699792009</text:p>
          </table:table-cell>
          <table:table-cell table:formula="of:=IF([.F71]&gt;0;IF([.F71]&gt;1; 1; [.F71]^(1/(1-[.$C71])));0)" office:value-type="float" office:value="0.00000001975686670404" calcext:value-type="float">
            <text:p>1.9756866704042E-08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70471" calcext:value-type="float">
            <text:p>0.00070471</text:p>
          </table:table-cell>
          <table:table-cell table:formula="of:=SQRT([.A72])" office:value-type="float" office:value="0.741619848709566" calcext:value-type="float">
            <text:p>0.741619848709566</text:p>
          </table:table-cell>
          <table:table-cell table:formula="of:=[.B72]^(1-[.$C72])" office:value-type="float" office:value="0.153316345650912" calcext:value-type="float">
            <text:p>0.153316345650912</text:p>
          </table:table-cell>
          <table:table-cell table:formula="of:=-[.$A72]^6+(1/4)*[.$A72]^5-3*[.$A72]^4+4*[.$A72]^3-3*[.$A72]^2+(7/8)*[.$A72]" office:value-type="float" office:value="0.004994" calcext:value-type="float">
            <text:p>0.004994</text:p>
          </table:table-cell>
          <table:table-cell table:formula="of:=[.D72]+[.E72]" office:value-type="float" office:value="0.158310345650912" calcext:value-type="float">
            <text:p>0.158310345650912</text:p>
          </table:table-cell>
          <table:table-cell table:formula="of:=IF([.F72]&gt;0;IF([.F72]&gt;1; 1; [.F72]^(1/(1-[.$C72])));0)" office:value-type="float" office:value="0.000797788524036482" calcext:value-type="float">
            <text:p>0.000797788524036482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30796" calcext:value-type="float">
            <text:p>0.000130796</text:p>
          </table:table-cell>
          <table:table-cell table:formula="of:=SQRT([.A73])" office:value-type="float" office:value="0.774596669241483" calcext:value-type="float">
            <text:p>0.774596669241483</text:p>
          </table:table-cell>
          <table:table-cell table:formula="of:=[.B73]^(1-[.$C73])" office:value-type="float" office:value="0.133250073479368" calcext:value-type="float">
            <text:p>0.133250073479368</text:p>
          </table:table-cell>
          <table:table-cell table:formula="of:=-[.$A73]^6+(1/4)*[.$A73]^5-3*[.$A73]^4+4*[.$A73]^3-3*[.$A73]^2+(7/8)*[.$A73]" office:value-type="float" office:value="-0.0137040000000002" calcext:value-type="float">
            <text:p>-0.0137040000000002</text:p>
          </table:table-cell>
          <table:table-cell table:formula="of:=[.D73]+[.E73]" office:value-type="float" office:value="0.119546073479368" calcext:value-type="float">
            <text:p>0.119546073479368</text:p>
          </table:table-cell>
          <table:table-cell table:formula="of:=IF([.F73]&gt;0;IF([.F73]&gt;1; 1; [.F73]^(1/(1-[.$C73])));0)" office:value-type="float" office:value="0.0000808152110583676" calcext:value-type="float">
            <text:p>8.08152110583676E-0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272755" calcext:value-type="float">
            <text:p>0.0000272755</text:p>
          </table:table-cell>
          <table:table-cell table:formula="of:=SQRT([.A74])" office:value-type="float" office:value="0.774596669241483" calcext:value-type="float">
            <text:p>0.774596669241483</text:p>
          </table:table-cell>
          <table:table-cell table:formula="of:=[.B74]^(1-[.$C74])" office:value-type="float" office:value="0.0935853715432818" calcext:value-type="float">
            <text:p>0.0935853715432818</text:p>
          </table:table-cell>
          <table:table-cell table:formula="of:=-[.$A74]^6+(1/4)*[.$A74]^5-3*[.$A74]^4+4*[.$A74]^3-3*[.$A74]^2+(7/8)*[.$A74]" office:value-type="float" office:value="-0.0137040000000002" calcext:value-type="float">
            <text:p>-0.0137040000000002</text:p>
          </table:table-cell>
          <table:table-cell table:formula="of:=[.D74]+[.E74]" office:value-type="float" office:value="0.0798813715432816" calcext:value-type="float">
            <text:p>0.0798813715432816</text:p>
          </table:table-cell>
          <table:table-cell table:formula="of:=IF([.F74]&gt;0;IF([.F74]&gt;1; 1; [.F74]^(1/(1-[.$C74])));0)" office:value-type="float" office:value="0.0000135116584212111" calcext:value-type="float">
            <text:p>1.35116584212111E-05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260158" calcext:value-type="float">
            <text:p>0.0000000260158</text:p>
          </table:table-cell>
          <table:table-cell table:formula="of:=SQRT([.A75])" office:value-type="float" office:value="0.821583836257749" calcext:value-type="float">
            <text:p>0.821583836257749</text:p>
          </table:table-cell>
          <table:table-cell table:formula="of:=[.B75]^(1-[.$C75])" office:value-type="float" office:value="0.0443359190708402" calcext:value-type="float">
            <text:p>0.0443359190708402</text:p>
          </table:table-cell>
          <table:table-cell table:formula="of:=-[.$A75]^6+(1/4)*[.$A75]^5-3*[.$A75]^4+4*[.$A75]^3-3*[.$A75]^2+(7/8)*[.$A75]" office:value-type="float" office:value="-0.0392283303222658" calcext:value-type="float">
            <text:p>-0.0392283303222658</text:p>
          </table:table-cell>
          <table:table-cell table:formula="of:=[.D75]+[.E75]" office:value-type="float" office:value="0.0051075887485744" calcext:value-type="float">
            <text:p>0.0051075887485744</text:p>
          </table:table-cell>
          <table:table-cell table:formula="of:=IF([.F75]&gt;0;IF([.F75]&gt;1; 1; [.F75]^(1/(1-[.$C75])));0)" office:value-type="float" office:value="0.00000000000014283693" calcext:value-type="float">
            <text:p>1.42836931729573E-13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45404" calcext:value-type="float">
            <text:p>0.00145404</text:p>
          </table:table-cell>
          <table:table-cell table:formula="of:=SQRT([.A76])" office:value-type="float" office:value="0.707106781186548" calcext:value-type="float">
            <text:p>0.707106781186548</text:p>
          </table:table-cell>
          <table:table-cell table:formula="of:=[.B76]^(1-[.$C76])" office:value-type="float" office:value="0.147549538397884" calcext:value-type="float">
            <text:p>0.147549538397884</text:p>
          </table:table-cell>
          <table:table-cell table:formula="of:=-[.$A76]^6+(1/4)*[.$A76]^5-3*[.$A76]^4+4*[.$A76]^3-3*[.$A76]^2+(7/8)*[.$A76]" office:value-type="float" office:value="0.0234375" calcext:value-type="float">
            <text:p>0.0234375</text:p>
          </table:table-cell>
          <table:table-cell table:formula="of:=[.D76]+[.E76]" office:value-type="float" office:value="0.170987038397884" calcext:value-type="float">
            <text:p>0.170987038397884</text:p>
          </table:table-cell>
          <table:table-cell table:formula="of:=IF([.F76]&gt;0;IF([.F76]&gt;1; 1; [.F76]^(1/(1-[.$C76])));0)" office:value-type="float" office:value="0.00240531810848736" calcext:value-type="float">
            <text:p>0.0024053181084873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78646" calcext:value-type="float">
            <text:p>0.000078646</text:p>
          </table:table-cell>
          <table:table-cell table:formula="of:=SQRT([.A77])" office:value-type="float" office:value="0.774596669241483" calcext:value-type="float">
            <text:p>0.774596669241483</text:p>
          </table:table-cell>
          <table:table-cell table:formula="of:=[.B77]^(1-[.$C77])" office:value-type="float" office:value="0.118815156369343" calcext:value-type="float">
            <text:p>0.118815156369343</text:p>
          </table:table-cell>
          <table:table-cell table:formula="of:=-[.$A77]^6+(1/4)*[.$A77]^5-3*[.$A77]^4+4*[.$A77]^3-3*[.$A77]^2+(7/8)*[.$A77]" office:value-type="float" office:value="-0.0137040000000002" calcext:value-type="float">
            <text:p>-0.0137040000000002</text:p>
          </table:table-cell>
          <table:table-cell table:formula="of:=[.D77]+[.E77]" office:value-type="float" office:value="0.105111156369343" calcext:value-type="float">
            <text:p>0.105111156369343</text:p>
          </table:table-cell>
          <table:table-cell table:formula="of:=IF([.F77]&gt;0;IF([.F77]&gt;1; 1; [.F77]^(1/(1-[.$C77])));0)" office:value-type="float" office:value="0.0000456618086493007" calcext:value-type="float">
            <text:p>4.56618086493007E-05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166585" calcext:value-type="float">
            <text:p>0.00000166585</text:p>
          </table:table-cell>
          <table:table-cell table:formula="of:=SQRT([.A78])" office:value-type="float" office:value="0.806225774829855" calcext:value-type="float">
            <text:p>0.806225774829855</text:p>
          </table:table-cell>
          <table:table-cell table:formula="of:=[.B78]^(1-[.$C78])" office:value-type="float" office:value="0.0759105210522607" calcext:value-type="float">
            <text:p>0.0759105210522607</text:p>
          </table:table-cell>
          <table:table-cell table:formula="of:=-[.$A78]^6+(1/4)*[.$A78]^5-3*[.$A78]^4+4*[.$A78]^3-3*[.$A78]^2+(7/8)*[.$A78]" office:value-type="float" office:value="-0.0313425937500001" calcext:value-type="float">
            <text:p>-0.0313425937500001</text:p>
          </table:table-cell>
          <table:table-cell table:formula="of:=[.D78]+[.E78]" office:value-type="float" office:value="0.0445679273022605" calcext:value-type="float">
            <text:p>0.0445679273022605</text:p>
          </table:table-cell>
          <table:table-cell table:formula="of:=IF([.F78]&gt;0;IF([.F78]&gt;1; 1; [.F78]^(1/(1-[.$C78])));0)" office:value-type="float" office:value="0.00000010668031730933" calcext:value-type="float">
            <text:p>1.06680317309327E-07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596" calcext:value-type="float">
            <text:p>0.00026596</text:p>
          </table:table-cell>
          <table:table-cell table:formula="of:=SQRT([.A79])" office:value-type="float" office:value="0.790569415042095" calcext:value-type="float">
            <text:p>0.790569415042095</text:p>
          </table:table-cell>
          <table:table-cell table:formula="of:=[.B79]^(1-[.$C79])" office:value-type="float" office:value="0.178339354945045" calcext:value-type="float">
            <text:p>0.178339354945045</text:p>
          </table:table-cell>
          <table:table-cell table:formula="of:=-[.$A79]^6+(1/4)*[.$A79]^5-3*[.$A79]^4+4*[.$A79]^3-3*[.$A79]^2+(7/8)*[.$A79]" office:value-type="float" office:value="-0.0227546691894531" calcext:value-type="float">
            <text:p>-0.0227546691894531</text:p>
          </table:table-cell>
          <table:table-cell table:formula="of:=[.D79]+[.E79]" office:value-type="float" office:value="0.155584685755592" calcext:value-type="float">
            <text:p>0.155584685755592</text:p>
          </table:table-cell>
          <table:table-cell table:formula="of:=IF([.F79]&gt;0;IF([.F79]&gt;1; 1; [.F79]^(1/(1-[.$C79])));0)" office:value-type="float" office:value="0.000138599437123897" calcext:value-type="float">
            <text:p>0.000138599437123897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86303" calcext:value-type="float">
            <text:p>0.00286303</text:p>
          </table:table-cell>
          <table:table-cell table:formula="of:=SQRT([.A80])" office:value-type="float" office:value="0.724568837309472" calcext:value-type="float">
            <text:p>0.724568837309472</text:p>
          </table:table-cell>
          <table:table-cell table:formula="of:=[.B80]^(1-[.$C80])" office:value-type="float" office:value="0.199310693544959" calcext:value-type="float">
            <text:p>0.199310693544959</text:p>
          </table:table-cell>
          <table:table-cell table:formula="of:=-[.$A80]^6+(1/4)*[.$A80]^5-3*[.$A80]^4+4*[.$A80]^3-3*[.$A80]^2+(7/8)*[.$A80]" office:value-type="float" office:value="0.0143150222167969" calcext:value-type="float">
            <text:p>0.0143150222167969</text:p>
          </table:table-cell>
          <table:table-cell table:formula="of:=[.D80]+[.E80]" office:value-type="float" office:value="0.213625715761756" calcext:value-type="float">
            <text:p>0.213625715761756</text:p>
          </table:table-cell>
          <table:table-cell table:formula="of:=IF([.F80]&gt;0;IF([.F80]&gt;1; 1; [.F80]^(1/(1-[.$C80])));0)" office:value-type="float" office:value="0.00368292060005283" calcext:value-type="float">
            <text:p>0.00368292060005283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07359" calcext:value-type="float">
            <text:p>0.0000107359</text:p>
          </table:table-cell>
          <table:table-cell table:formula="of:=SQRT([.A81])" office:value-type="float" office:value="0.790569415042095" calcext:value-type="float">
            <text:p>0.790569415042095</text:p>
          </table:table-cell>
          <table:table-cell table:formula="of:=[.B81]^(1-[.$C81])" office:value-type="float" office:value="0.0910553758650477" calcext:value-type="float">
            <text:p>0.0910553758650477</text:p>
          </table:table-cell>
          <table:table-cell table:formula="of:=-[.$A81]^6+(1/4)*[.$A81]^5-3*[.$A81]^4+4*[.$A81]^3-3*[.$A81]^2+(7/8)*[.$A81]" office:value-type="float" office:value="-0.0227546691894531" calcext:value-type="float">
            <text:p>-0.0227546691894531</text:p>
          </table:table-cell>
          <table:table-cell table:formula="of:=[.D81]+[.E81]" office:value-type="float" office:value="0.0683007066755946" calcext:value-type="float">
            <text:p>0.0683007066755946</text:p>
          </table:table-cell>
          <table:table-cell table:formula="of:=IF([.F81]&gt;0;IF([.F81]&gt;1; 1; [.F81]^(1/(1-[.$C81])));0)" office:value-type="float" office:value="0.00000271990092992789" calcext:value-type="float">
            <text:p>2.71990092992789E-06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31854" calcext:value-type="float">
            <text:p>0.00431854</text:p>
          </table:table-cell>
          <table:table-cell table:formula="of:=SQRT([.A82])" office:value-type="float" office:value="0.758287544405155" calcext:value-type="float">
            <text:p>0.758287544405155</text:p>
          </table:table-cell>
          <table:table-cell table:formula="of:=[.B82]^(1-[.$C82])" office:value-type="float" office:value="0.268183149464469" calcext:value-type="float">
            <text:p>0.268183149464469</text:p>
          </table:table-cell>
          <table:table-cell table:formula="of:=-[.$A82]^6+(1/4)*[.$A82]^5-3*[.$A82]^4+4*[.$A82]^3-3*[.$A82]^2+(7/8)*[.$A82]" office:value-type="float" office:value="-0.00439586938476555" calcext:value-type="float">
            <text:p>-0.00439586938476555</text:p>
          </table:table-cell>
          <table:table-cell table:formula="of:=[.D82]+[.E82]" office:value-type="float" office:value="0.263787280079704" calcext:value-type="float">
            <text:p>0.263787280079704</text:p>
          </table:table-cell>
          <table:table-cell table:formula="of:=IF([.F82]&gt;0;IF([.F82]&gt;1; 1; [.F82]^(1/(1-[.$C82])));0)" office:value-type="float" office:value="0.00403312801149108" calcext:value-type="float">
            <text:p>0.00403312801149108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204034" calcext:value-type="float">
            <text:p>0.00204034</text:p>
          </table:table-cell>
          <table:table-cell table:formula="of:=SQRT([.A83])" office:value-type="float" office:value="0.670820393249937" calcext:value-type="float">
            <text:p>0.670820393249937</text:p>
          </table:table-cell>
          <table:table-cell table:formula="of:=[.B83]^(1-[.$C83])" office:value-type="float" office:value="0.130139442316581" calcext:value-type="float">
            <text:p>0.130139442316581</text:p>
          </table:table-cell>
          <table:table-cell table:formula="of:=-[.$A83]^6+(1/4)*[.$A83]^5-3*[.$A83]^4+4*[.$A83]^3-3*[.$A83]^2+(7/8)*[.$A83]" office:value-type="float" office:value="0.04064821875" calcext:value-type="float">
            <text:p>0.04064821875</text:p>
          </table:table-cell>
          <table:table-cell table:formula="of:=[.D83]+[.E83]" office:value-type="float" office:value="0.170787661066581" calcext:value-type="float">
            <text:p>0.170787661066581</text:p>
          </table:table-cell>
          <table:table-cell table:formula="of:=IF([.F83]&gt;0;IF([.F83]&gt;1; 1; [.F83]^(1/(1-[.$C83])));0)" office:value-type="float" office:value="0.00465922746440404" calcext:value-type="float">
            <text:p>0.00465922746440404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649667" calcext:value-type="float">
            <text:p>0.00649667</text:p>
          </table:table-cell>
          <table:table-cell table:formula="of:=SQRT([.A84])" office:value-type="float" office:value="0.741619848709566" calcext:value-type="float">
            <text:p>0.741619848709566</text:p>
          </table:table-cell>
          <table:table-cell table:formula="of:=[.B84]^(1-[.$C84])" office:value-type="float" office:value="0.272171545780962" calcext:value-type="float">
            <text:p>0.272171545780962</text:p>
          </table:table-cell>
          <table:table-cell table:formula="of:=-[.$A84]^6+(1/4)*[.$A84]^5-3*[.$A84]^4+4*[.$A84]^3-3*[.$A84]^2+(7/8)*[.$A84]" office:value-type="float" office:value="0.004994" calcext:value-type="float">
            <text:p>0.004994</text:p>
          </table:table-cell>
          <table:table-cell table:formula="of:=[.D84]+[.E84]" office:value-type="float" office:value="0.277165545780962" calcext:value-type="float">
            <text:p>0.277165545780962</text:p>
          </table:table-cell>
          <table:table-cell table:formula="of:=IF([.F84]&gt;0;IF([.F84]&gt;1; 1; [.F84]^(1/(1-[.$C84])));0)" office:value-type="float" office:value="0.006970315769851" calcext:value-type="float">
            <text:p>0.006970315769851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996307" calcext:value-type="float">
            <text:p>0.000996307</text:p>
          </table:table-cell>
          <table:table-cell table:formula="of:=SQRT([.A85])" office:value-type="float" office:value="0.774596669241483" calcext:value-type="float">
            <text:p>0.774596669241483</text:p>
          </table:table-cell>
          <table:table-cell table:formula="of:=[.B85]^(1-[.$C85])" office:value-type="float" office:value="0.210585190283472" calcext:value-type="float">
            <text:p>0.210585190283472</text:p>
          </table:table-cell>
          <table:table-cell table:formula="of:=-[.$A85]^6+(1/4)*[.$A85]^5-3*[.$A85]^4+4*[.$A85]^3-3*[.$A85]^2+(7/8)*[.$A85]" office:value-type="float" office:value="-0.0137040000000002" calcext:value-type="float">
            <text:p>-0.0137040000000002</text:p>
          </table:table-cell>
          <table:table-cell table:formula="of:=[.D85]+[.E85]" office:value-type="float" office:value="0.196881190283472" calcext:value-type="float">
            <text:p>0.196881190283472</text:p>
          </table:table-cell>
          <table:table-cell table:formula="of:=IF([.F85]&gt;0;IF([.F85]&gt;1; 1; [.F85]^(1/(1-[.$C85])));0)" office:value-type="float" office:value="0.00073916760846161" calcext:value-type="float">
            <text:p>0.00073916760846161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86442" calcext:value-type="float">
            <text:p>0.00186442</text:p>
          </table:table-cell>
          <table:table-cell table:formula="of:=SQRT([.A86])" office:value-type="float" office:value="0.707106781186548" calcext:value-type="float">
            <text:p>0.707106781186548</text:p>
          </table:table-cell>
          <table:table-cell table:formula="of:=[.B86]^(1-[.$C86])" office:value-type="float" office:value="0.158694097646262" calcext:value-type="float">
            <text:p>0.158694097646262</text:p>
          </table:table-cell>
          <table:table-cell table:formula="of:=-[.$A86]^6+(1/4)*[.$A86]^5-3*[.$A86]^4+4*[.$A86]^3-3*[.$A86]^2+(7/8)*[.$A86]" office:value-type="float" office:value="0.0234375" calcext:value-type="float">
            <text:p>0.0234375</text:p>
          </table:table-cell>
          <table:table-cell table:formula="of:=[.D86]+[.E86]" office:value-type="float" office:value="0.182131597646262" calcext:value-type="float">
            <text:p>0.182131597646262</text:p>
          </table:table-cell>
          <table:table-cell table:formula="of:=IF([.F86]&gt;0;IF([.F86]&gt;1; 1; [.F86]^(1/(1-[.$C86])));0)" office:value-type="float" office:value="0.00298399060066488" calcext:value-type="float">
            <text:p>0.00298399060066488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1173" calcext:value-type="float">
            <text:p>0.00011173</text:p>
          </table:table-cell>
          <table:table-cell table:formula="of:=SQRT([.A87])" office:value-type="float" office:value="0.758287544405155" calcext:value-type="float">
            <text:p>0.758287544405155</text:p>
          </table:table-cell>
          <table:table-cell table:formula="of:=[.B87]^(1-[.$C87])" office:value-type="float" office:value="0.110864733653319" calcext:value-type="float">
            <text:p>0.110864733653319</text:p>
          </table:table-cell>
          <table:table-cell table:formula="of:=-[.$A87]^6+(1/4)*[.$A87]^5-3*[.$A87]^4+4*[.$A87]^3-3*[.$A87]^2+(7/8)*[.$A87]" office:value-type="float" office:value="-0.00439586938476555" calcext:value-type="float">
            <text:p>-0.00439586938476555</text:p>
          </table:table-cell>
          <table:table-cell table:formula="of:=[.D87]+[.E87]" office:value-type="float" office:value="0.106468864268554" calcext:value-type="float">
            <text:p>0.106468864268554</text:p>
          </table:table-cell>
          <table:table-cell table:formula="of:=IF([.F87]&gt;0;IF([.F87]&gt;1; 1; [.F87]^(1/(1-[.$C87])));0)" office:value-type="float" office:value="0.0000945097963665141" calcext:value-type="float">
            <text:p>9.45097963665141E-0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866089" calcext:value-type="float">
            <text:p>0.00866089</text:p>
          </table:table-cell>
          <table:table-cell table:formula="of:=SQRT([.A88])" office:value-type="float" office:value="0.741619848709566" calcext:value-type="float">
            <text:p>0.741619848709566</text:p>
          </table:table-cell>
          <table:table-cell table:formula="of:=[.B88]^(1-[.$C88])" office:value-type="float" office:value="0.293161606284106" calcext:value-type="float">
            <text:p>0.293161606284106</text:p>
          </table:table-cell>
          <table:table-cell table:formula="of:=-[.$A88]^6+(1/4)*[.$A88]^5-3*[.$A88]^4+4*[.$A88]^3-3*[.$A88]^2+(7/8)*[.$A88]" office:value-type="float" office:value="0.004994" calcext:value-type="float">
            <text:p>0.004994</text:p>
          </table:table-cell>
          <table:table-cell table:formula="of:=[.D88]+[.E88]" office:value-type="float" office:value="0.298155606284106" calcext:value-type="float">
            <text:p>0.298155606284106</text:p>
          </table:table-cell>
          <table:table-cell table:formula="of:=IF([.F88]&gt;0;IF([.F88]&gt;1; 1; [.F88]^(1/(1-[.$C88])));0)" office:value-type="float" office:value="0.00924601003237623" calcext:value-type="float">
            <text:p>0.00924601003237623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162142" calcext:value-type="float">
            <text:p>0.00162142</text:p>
          </table:table-cell>
          <table:table-cell table:formula="of:=SQRT([.A89])" office:value-type="float" office:value="0.758287544405155" calcext:value-type="float">
            <text:p>0.758287544405155</text:p>
          </table:table-cell>
          <table:table-cell table:formula="of:=[.B89]^(1-[.$C89])" office:value-type="float" office:value="0.211639631238972" calcext:value-type="float">
            <text:p>0.211639631238972</text:p>
          </table:table-cell>
          <table:table-cell table:formula="of:=-[.$A89]^6+(1/4)*[.$A89]^5-3*[.$A89]^4+4*[.$A89]^3-3*[.$A89]^2+(7/8)*[.$A89]" office:value-type="float" office:value="-0.00439586938476555" calcext:value-type="float">
            <text:p>-0.00439586938476555</text:p>
          </table:table-cell>
          <table:table-cell table:formula="of:=[.D89]+[.E89]" office:value-type="float" office:value="0.207243761854206" calcext:value-type="float">
            <text:p>0.207243761854206</text:p>
          </table:table-cell>
          <table:table-cell table:formula="of:=IF([.F89]&gt;0;IF([.F89]&gt;1; 1; [.F89]^(1/(1-[.$C89])));0)" office:value-type="float" office:value="0.00148656272842104" calcext:value-type="float">
            <text:p>0.00148656272842104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07874" calcext:value-type="float">
            <text:p>0.0000107874</text:p>
          </table:table-cell>
          <table:table-cell table:formula="of:=SQRT([.A90])" office:value-type="float" office:value="0.774596669241483" calcext:value-type="float">
            <text:p>0.774596669241483</text:p>
          </table:table-cell>
          <table:table-cell table:formula="of:=[.B90]^(1-[.$C90])" office:value-type="float" office:value="0.0759281640437133" calcext:value-type="float">
            <text:p>0.0759281640437133</text:p>
          </table:table-cell>
          <table:table-cell table:formula="of:=-[.$A90]^6+(1/4)*[.$A90]^5-3*[.$A90]^4+4*[.$A90]^3-3*[.$A90]^2+(7/8)*[.$A90]" office:value-type="float" office:value="-0.0137040000000002" calcext:value-type="float">
            <text:p>-0.0137040000000002</text:p>
          </table:table-cell>
          <table:table-cell table:formula="of:=[.D90]+[.E90]" office:value-type="float" office:value="0.0622241640437132" calcext:value-type="float">
            <text:p>0.0622241640437132</text:p>
          </table:table-cell>
          <table:table-cell table:formula="of:=IF([.F90]&gt;0;IF([.F90]&gt;1; 1; [.F90]^(1/(1-[.$C90])));0)" office:value-type="float" office:value="0.00000446076618554206" calcext:value-type="float">
            <text:p>4.46076618554206E-06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59233" calcext:value-type="float">
            <text:p>0.159233</text:p>
          </table:table-cell>
          <table:table-cell table:formula="of:=SQRT([.A91])" office:value-type="float" office:value="0.447213595499958" calcext:value-type="float">
            <text:p>0.447213595499958</text:p>
          </table:table-cell>
          <table:table-cell table:formula="of:=[.B91]^(1-[.$C91])" office:value-type="float" office:value="0.362155207144977" calcext:value-type="float">
            <text:p>0.362155207144977</text:p>
          </table:table-cell>
          <table:table-cell table:formula="of:=-[.$A91]^6+(1/4)*[.$A91]^5-3*[.$A91]^4+4*[.$A91]^3-3*[.$A91]^2+(7/8)*[.$A91]" office:value-type="float" office:value="0.082344" calcext:value-type="float">
            <text:p>0.082344</text:p>
          </table:table-cell>
          <table:table-cell table:formula="of:=[.D91]+[.E91]" office:value-type="float" office:value="0.444499207144977" calcext:value-type="float">
            <text:p>0.444499207144977</text:p>
          </table:table-cell>
          <table:table-cell table:formula="of:=IF([.F91]&gt;0;IF([.F91]&gt;1; 1; [.F91]^(1/(1-[.$C91])));0)" office:value-type="float" office:value="0.230670808529055" calcext:value-type="float">
            <text:p>0.23067080852905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04268" calcext:value-type="float">
            <text:p>0.0104268</text:p>
          </table:table-cell>
          <table:table-cell table:formula="of:=SQRT([.A92])" office:value-type="float" office:value="0.707106781186548" calcext:value-type="float">
            <text:p>0.707106781186548</text:p>
          </table:table-cell>
          <table:table-cell table:formula="of:=[.B92]^(1-[.$C92])" office:value-type="float" office:value="0.262742228933035" calcext:value-type="float">
            <text:p>0.262742228933035</text:p>
          </table:table-cell>
          <table:table-cell table:formula="of:=-[.$A92]^6+(1/4)*[.$A92]^5-3*[.$A92]^4+4*[.$A92]^3-3*[.$A92]^2+(7/8)*[.$A92]" office:value-type="float" office:value="0.0234375" calcext:value-type="float">
            <text:p>0.0234375</text:p>
          </table:table-cell>
          <table:table-cell table:formula="of:=[.D92]+[.E92]" office:value-type="float" office:value="0.286179728933035" calcext:value-type="float">
            <text:p>0.286179728933035</text:p>
          </table:table-cell>
          <table:table-cell table:formula="of:=IF([.F92]&gt;0;IF([.F92]&gt;1; 1; [.F92]^(1/(1-[.$C92])));0)" office:value-type="float" office:value="0.0139588311457147" calcext:value-type="float">
            <text:p>0.013958831145714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104646" calcext:value-type="float">
            <text:p>0.000000104646</text:p>
          </table:table-cell>
          <table:table-cell table:formula="of:=SQRT([.A93])" office:value-type="float" office:value="0.774596669241483" calcext:value-type="float">
            <text:p>0.774596669241483</text:p>
          </table:table-cell>
          <table:table-cell table:formula="of:=[.B93]^(1-[.$C93])" office:value-type="float" office:value="0.0267068232219101" calcext:value-type="float">
            <text:p>0.0267068232219101</text:p>
          </table:table-cell>
          <table:table-cell table:formula="of:=-[.$A93]^6+(1/4)*[.$A93]^5-3*[.$A93]^4+4*[.$A93]^3-3*[.$A93]^2+(7/8)*[.$A93]" office:value-type="float" office:value="-0.0137040000000002" calcext:value-type="float">
            <text:p>-0.0137040000000002</text:p>
          </table:table-cell>
          <table:table-cell table:formula="of:=[.D93]+[.E93]" office:value-type="float" office:value="0.0130028232219099" calcext:value-type="float">
            <text:p>0.0130028232219099</text:p>
          </table:table-cell>
          <table:table-cell table:formula="of:=IF([.F93]&gt;0;IF([.F93]&gt;1; 1; [.F93]^(1/(1-[.$C93])));0)" office:value-type="float" office:value="0.00000000429480821164" calcext:value-type="float">
            <text:p>4.2948082116381E-09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922271" calcext:value-type="float">
            <text:p>0.0922271</text:p>
          </table:table-cell>
          <table:table-cell table:formula="of:=SQRT([.A94])" office:value-type="float" office:value="0.570087712549569" calcext:value-type="float">
            <text:p>0.570087712549569</text:p>
          </table:table-cell>
          <table:table-cell table:formula="of:=[.B94]^(1-[.$C94])" office:value-type="float" office:value="0.358905383431482" calcext:value-type="float">
            <text:p>0.358905383431482</text:p>
          </table:table-cell>
          <table:table-cell table:formula="of:=-[.$A94]^6+(1/4)*[.$A94]^5-3*[.$A94]^4+4*[.$A94]^3-3*[.$A94]^2+(7/8)*[.$A94]" office:value-type="float" office:value="0.0734274753417968" calcext:value-type="float">
            <text:p>0.0734274753417968</text:p>
          </table:table-cell>
          <table:table-cell table:formula="of:=[.D94]+[.E94]" office:value-type="float" office:value="0.432332858773279" calcext:value-type="float">
            <text:p>0.432332858773279</text:p>
          </table:table-cell>
          <table:table-cell table:formula="of:=IF([.F94]&gt;0;IF([.F94]&gt;1; 1; [.F94]^(1/(1-[.$C94])));0)" office:value-type="float" office:value="0.142197804179128" calcext:value-type="float">
            <text:p>0.142197804179128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211909" calcext:value-type="float">
            <text:p>0.000000211909</text:p>
          </table:table-cell>
          <table:table-cell table:formula="of:=SQRT([.A95])" office:value-type="float" office:value="0.741619848709566" calcext:value-type="float">
            <text:p>0.741619848709566</text:p>
          </table:table-cell>
          <table:table-cell table:formula="of:=[.B95]^(1-[.$C95])" office:value-type="float" office:value="0.0188629438867145" calcext:value-type="float">
            <text:p>0.0188629438867145</text:p>
          </table:table-cell>
          <table:table-cell table:formula="of:=-[.$A95]^6+(1/4)*[.$A95]^5-3*[.$A95]^4+4*[.$A95]^3-3*[.$A95]^2+(7/8)*[.$A95]" office:value-type="float" office:value="0.004994" calcext:value-type="float">
            <text:p>0.004994</text:p>
          </table:table-cell>
          <table:table-cell table:formula="of:=[.D95]+[.E95]" office:value-type="float" office:value="0.0238569438867145" calcext:value-type="float">
            <text:p>0.0238569438867145</text:p>
          </table:table-cell>
          <table:table-cell table:formula="of:=IF([.F95]&gt;0;IF([.F95]&gt;1; 1; [.F95]^(1/(1-[.$C95])));0)" office:value-type="float" office:value="0.00000052594123337589" calcext:value-type="float">
            <text:p>5.25941233375889E-07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16665" calcext:value-type="float">
            <text:p>0.00216665</text:p>
          </table:table-cell>
          <table:table-cell table:formula="of:=SQRT([.A96])" office:value-type="float" office:value="0.806225774829855" calcext:value-type="float">
            <text:p>0.806225774829855</text:p>
          </table:table-cell>
          <table:table-cell table:formula="of:=[.B96]^(1-[.$C96])" office:value-type="float" office:value="0.304610262937777" calcext:value-type="float">
            <text:p>0.304610262937777</text:p>
          </table:table-cell>
          <table:table-cell table:formula="of:=-[.$A96]^6+(1/4)*[.$A96]^5-3*[.$A96]^4+4*[.$A96]^3-3*[.$A96]^2+(7/8)*[.$A96]" office:value-type="float" office:value="-0.0313425937500001" calcext:value-type="float">
            <text:p>-0.0313425937500001</text:p>
          </table:table-cell>
          <table:table-cell table:formula="of:=[.D96]+[.E96]" office:value-type="float" office:value="0.273267669187777" calcext:value-type="float">
            <text:p>0.273267669187777</text:p>
          </table:table-cell>
          <table:table-cell table:formula="of:=IF([.F96]&gt;0;IF([.F96]&gt;1; 1; [.F96]^(1/(1-[.$C96])));0)" office:value-type="float" office:value="0.00123717729902318" calcext:value-type="float">
            <text:p>0.00123717729902318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248457" calcext:value-type="float">
            <text:p>0.0000248457</text:p>
          </table:table-cell>
          <table:table-cell table:formula="of:=SQRT([.A97])" office:value-type="float" office:value="0.790569415042095" calcext:value-type="float">
            <text:p>0.790569415042095</text:p>
          </table:table-cell>
          <table:table-cell table:formula="of:=[.B97]^(1-[.$C97])" office:value-type="float" office:value="0.108548736580816" calcext:value-type="float">
            <text:p>0.108548736580816</text:p>
          </table:table-cell>
          <table:table-cell table:formula="of:=-[.$A97]^6+(1/4)*[.$A97]^5-3*[.$A97]^4+4*[.$A97]^3-3*[.$A97]^2+(7/8)*[.$A97]" office:value-type="float" office:value="-0.0227546691894531" calcext:value-type="float">
            <text:p>-0.0227546691894531</text:p>
          </table:table-cell>
          <table:table-cell table:formula="of:=[.D97]+[.E97]" office:value-type="float" office:value="0.0857940673913626" calcext:value-type="float">
            <text:p>0.0857940673913626</text:p>
          </table:table-cell>
          <table:table-cell table:formula="of:=IF([.F97]&gt;0;IF([.F97]&gt;1; 1; [.F97]^(1/(1-[.$C97])));0)" office:value-type="float" office:value="0.00000808009552948854" calcext:value-type="float">
            <text:p>8.08009552948854E-06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37272" calcext:value-type="float">
            <text:p>0.0137272</text:p>
          </table:table-cell>
          <table:table-cell table:formula="of:=SQRT([.A98])" office:value-type="float" office:value="0.758287544405155" calcext:value-type="float">
            <text:p>0.758287544405155</text:p>
          </table:table-cell>
          <table:table-cell table:formula="of:=[.B98]^(1-[.$C98])" office:value-type="float" office:value="0.354674824496054" calcext:value-type="float">
            <text:p>0.354674824496054</text:p>
          </table:table-cell>
          <table:table-cell table:formula="of:=-[.$A98]^6+(1/4)*[.$A98]^5-3*[.$A98]^4+4*[.$A98]^3-3*[.$A98]^2+(7/8)*[.$A98]" office:value-type="float" office:value="-0.00439586938476555" calcext:value-type="float">
            <text:p>-0.00439586938476555</text:p>
          </table:table-cell>
          <table:table-cell table:formula="of:=[.D98]+[.E98]" office:value-type="float" office:value="0.350278955111289" calcext:value-type="float">
            <text:p>0.350278955111289</text:p>
          </table:table-cell>
          <table:table-cell table:formula="of:=IF([.F98]&gt;0;IF([.F98]&gt;1; 1; [.F98]^(1/(1-[.$C98])));0)" office:value-type="float" office:value="0.0130368857877167" calcext:value-type="float">
            <text:p>0.013036885787716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732841" calcext:value-type="float">
            <text:p>0.000000732841</text:p>
          </table:table-cell>
          <table:table-cell table:formula="of:=SQRT([.A99])" office:value-type="float" office:value="0.741619848709566" calcext:value-type="float">
            <text:p>0.741619848709566</text:p>
          </table:table-cell>
          <table:table-cell table:formula="of:=[.B99]^(1-[.$C99])" office:value-type="float" office:value="0.0259920356065064" calcext:value-type="float">
            <text:p>0.0259920356065064</text:p>
          </table:table-cell>
          <table:table-cell table:formula="of:=-[.$A99]^6+(1/4)*[.$A99]^5-3*[.$A99]^4+4*[.$A99]^3-3*[.$A99]^2+(7/8)*[.$A99]" office:value-type="float" office:value="0.004994" calcext:value-type="float">
            <text:p>0.004994</text:p>
          </table:table-cell>
          <table:table-cell table:formula="of:=[.D99]+[.E99]" office:value-type="float" office:value="0.0309860356065064" calcext:value-type="float">
            <text:p>0.0309860356065064</text:p>
          </table:table-cell>
          <table:table-cell table:formula="of:=IF([.F99]&gt;0;IF([.F99]&gt;1; 1; [.F99]^(1/(1-[.$C99])));0)" office:value-type="float" office:value="0.00000144680710187693" calcext:value-type="float">
            <text:p>1.44680710187693E-06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87674E-018" calcext:value-type="float">
            <text:p>1.87674E-18</text:p>
          </table:table-cell>
          <table:table-cell table:formula="of:=SQRT([.A100])" office:value-type="float" office:value="0.866025403784439" calcext:value-type="float">
            <text:p>0.866025403784439</text:p>
          </table:table-cell>
          <table:table-cell table:formula="of:=[.B100]^(1-[.$C100])" office:value-type="float" office:value="0.00421780476796251" calcext:value-type="float">
            <text:p>0.00421780476796251</text:p>
          </table:table-cell>
          <table:table-cell table:formula="of:=-[.$A100]^6+(1/4)*[.$A100]^5-3*[.$A100]^4+4*[.$A100]^3-3*[.$A100]^2+(7/8)*[.$A100]" office:value-type="float" office:value="-0.0556640625" calcext:value-type="float">
            <text:p>-0.0556640625</text:p>
          </table:table-cell>
          <table:table-cell table:formula="of:=[.D100]+[.E100]" office:value-type="float" office:value="-0.0514462577320375" calcext:value-type="float">
            <text:p>-0.0514462577320375</text:p>
          </table:table-cell>
          <table:table-cell table:formula="of:=IF([.F100]&gt;0;IF([.F100]&gt;1; 1; [.F100]^(1/(1-[.$C10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000110315" calcext:value-type="float">
            <text:p>1.10315E-10</text:p>
          </table:table-cell>
          <table:table-cell table:formula="of:=SQRT([.A101])" office:value-type="float" office:value="0.88034084308295" calcext:value-type="float">
            <text:p>0.88034084308295</text:p>
          </table:table-cell>
          <table:table-cell table:formula="of:=[.B101]^(1-[.$C101])" office:value-type="float" office:value="0.0643442950943187" calcext:value-type="float">
            <text:p>0.0643442950943187</text:p>
          </table:table-cell>
          <table:table-cell table:formula="of:=-[.$A101]^6+(1/4)*[.$A101]^5-3*[.$A101]^4+4*[.$A101]^3-3*[.$A101]^2+(7/8)*[.$A101]" office:value-type="float" office:value="-0.0574925803222658" calcext:value-type="float">
            <text:p>-0.0574925803222658</text:p>
          </table:table-cell>
          <table:table-cell table:formula="of:=[.D101]+[.E101]" office:value-type="float" office:value="0.00685171477205292" calcext:value-type="float">
            <text:p>0.00685171477205292</text:p>
          </table:table-cell>
          <table:table-cell table:formula="of:=IF([.F101]&gt;0;IF([.F101]&gt;1; 1; [.F101]^(1/(1-[.$C101])));0)" office:value-type="float" office:value="8.1963813497699E-019" calcext:value-type="float">
            <text:p>8.1963813497699E-19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714905809792854" calcext:value-type="float">
            <text:p>0.00714905809792854</text:p>
          </table:table-cell>
          <table:table-cell table:formula="of:=AVERAGE([.C52:.C101])" office:value-type="float" office:value="0.753653819233708" calcext:value-type="float">
            <text:p>0.753653819233708</text:p>
          </table:table-cell>
          <table:table-cell table:formula="of:=AVERAGE([.D52:.D101])" office:value-type="float" office:value="0.158439338183324" calcext:value-type="float">
            <text:p>0.158439338183324</text:p>
          </table:table-cell>
          <table:table-cell table:formula="of:=AVERAGE([.E52:.E101])" office:value-type="float" office:value="-0.00383978270507816" calcext:value-type="float">
            <text:p>-0.00383978270507816</text:p>
          </table:table-cell>
          <table:table-cell table:formula="of:=AVERAGE([.F52:.F101])" office:value-type="float" office:value="0.154599555478246" calcext:value-type="float">
            <text:p>0.154599555478246</text:p>
          </table:table-cell>
          <table:table-cell table:formula="of:=AVERAGE([.G52:.G101])" office:value-type="float" office:value="0.0116959319300182" calcext:value-type="float">
            <text:p>0.0116959319300182</text:p>
          </table:table-cell>
          <table:table-cell/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8:26:23.319116704</meta:creation-date>
    <dc:date>2023-03-27T07:39:01.634810450</dc:date>
    <meta:editing-duration>PT37M12S</meta:editing-duration>
    <meta:editing-cycles>4</meta:editing-cycles>
    <meta:generator>LibreOffice/7.3.7.2$Linux_X86_64 LibreOffice_project/30$Build-2</meta:generator>
    <meta:document-statistic meta:table-count="1" meta:cell-count="714" meta:object-count="0"/>
  </office:meta>
</office:document-meta>
</file>